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2ACC2A8D0B25B3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brew Samaritan" svg:font-family="'Hebrew Samaritan'"/>
    <style:font-face style:name="Mangal1" svg:font-family="Mangal"/>
    <style:font-face style:name="Alef" svg:font-family="Alef" style:font-pitch="variable"/>
    <style:font-face style:name="Angelic" svg:font-family="Angelic" style:font-pitch="variable"/>
    <style:font-face style:name="Ezra SIL" svg:font-family="'Ezra SIL'" style:font-pitch="variable"/>
    <style:font-face style:name="Ezra SIL SR" svg:font-family="'Ezra SIL SR'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Ktav Yad CLM" svg:font-family="'Ktav Yad CLM'" style:font-pitch="variable"/>
    <style:font-face style:name="Linux Biolinum" svg:font-family="'Linux Biolinum'" style:font-pitch="variable"/>
    <style:font-face style:name="Mekorot-Rashi" svg:font-family="Mekorot-Rashi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tam Ashkenaz CLM" svg:font-family="'Stam Ashkenaz CLM'" style:font-pitch="variable"/>
    <style:font-face style:name="Anka CLM" svg:font-family="'Anka CLM'" style:font-family-generic="moder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813in" fo:margin-left="0.0042in" table:align="left" style:writing-mode="rl-tb"/>
    </style:style>
    <style:style style:name="Table1.A" style:family="table-column">
      <style:table-column-properties style:column-width="0.7958in"/>
    </style:style>
    <style:style style:name="Table1.B" style:family="table-column">
      <style:table-column-properties style:column-width="1.0354in"/>
    </style:style>
    <style:style style:name="Table1.C" style:family="table-column">
      <style:table-column-properties style:column-width="0.9153in"/>
    </style:style>
    <style:style style:name="Table1.D" style:family="table-column">
      <style:table-column-properties style:column-width="0.916in"/>
    </style:style>
    <style:style style:name="Table1.E" style:family="table-column">
      <style:table-column-properties style:column-width="1.8313in"/>
    </style:style>
    <style:style style:name="Table1.H" style:family="table-column">
      <style:table-column-properties style:column-width="0.85in"/>
    </style:style>
    <style:style style:name="Table1.I" style:family="table-column">
      <style:table-column-properties style:column-width="0.9813in"/>
    </style:style>
    <style:style style:name="Table1.1" style:family="table-row">
      <style:table-row-properties style:min-row-height="2.8125in"/>
    </style:style>
    <style:style style:name="Table1.A1" style:family="table-cell">
      <style:table-cell-properties style:vertical-align="middle" fo:background-color="#aecf0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style:vertical-align="middle" fo:background-color="#99ccff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E1" style:family="table-cell">
      <style:table-cell-properties style:vertical-align="middle" fo:background-color="#ff9966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style:vertical-align="middle" fo:background-color="#ffd32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J1" style:family="table-cell">
      <style:table-cell-properties style:vertical-align="middle" fo:background-color="#9966cc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1" style:family="table-cell">
      <style:table-cell-properties style:vertical-align="middle" fo:background-color="#ffd320" fo:padding="0.0382in" fo:border="0.25pt solid #000000">
        <style:background-image/>
      </style:table-cell-properties>
    </style:style>
    <style:style style:name="Table1.A2" style:family="table-cell">
      <style:table-cell-properties style:vertical-align="middle" fo:background-color="#ff9966" fo:padding="0.0382in" fo:border-left="0.25pt solid #000000" fo:border-right="none" fo:border-top="none" fo:border-bottom="0.25pt solid #000000">
        <style:background-image/>
      </style:table-cell-properties>
    </style:style>
    <style:style style:name="Table1.E2" style:family="table-cell">
      <style:table-cell-properties style:vertical-align="middle" fo:background-color="#ffd320" fo:padding="0.0382in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99ccff" fo:padding="0.0382in" fo:border-left="0.25pt solid #000000" fo:border-right="none" fo:border-top="none" fo:border-bottom="0.25pt solid #000000">
        <style:background-image/>
      </style:table-cell-properties>
    </style:style>
    <style:style style:name="Table1.H2" style:family="table-cell">
      <style:table-cell-properties style:vertical-align="middle" fo:background-color="#9966cc" fo:padding="0.0382in" fo:border-left="0.25pt solid #000000" fo:border-right="none" fo:border-top="none" fo:border-bottom="0.25pt solid #000000">
        <style:background-image/>
      </style:table-cell-properties>
    </style:style>
    <style:style style:name="Table1.J2" style:family="table-cell">
      <style:table-cell-properties style:vertical-align="middle" fo:background-color="#aecf00" fo:padding="0.0382in" fo:border-left="0.25pt solid #000000" fo:border-right="none" fo:border-top="none" fo:border-bottom="0.25pt solid #000000">
        <style:background-image/>
      </style:table-cell-properties>
    </style:style>
    <style:style style:name="Table1.M2" style:family="table-cell">
      <style:table-cell-properties style:vertical-align="middle" fo:background-color="#9966cc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G3" style:family="table-cell">
      <style:table-cell-properties style:vertical-align="middle"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3" style:family="table-cell">
      <style:table-cell-properties style:vertical-align="middle" fo:background-color="transparent" fo:padding="0.0382in" fo:border="0.25pt solid #000000">
        <style:background-image/>
      </style:table-cell-properties>
    </style:style>
    <style:style style:name="Table1.A4" style:family="table-cell">
      <style:table-cell-properties style:vertical-align="" fo:background-color="#e6e6e6" fo:padding="0.0382in" fo:border-left="0.25pt solid #000000" fo:border-right="none" fo:border-top="none" fo:border-bottom="none">
        <style:background-image/>
      </style:table-cell-properties>
    </style:style>
    <style:style style:name="Table1.M4" style:family="table-cell">
      <style:table-cell-properties style:vertical-align="middle"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A5" style:family="table-cell">
      <style:table-cell-properties style:vertical-align="middle" fo:background-color="#e6e6e6" fo:padding="0.0382in" fo:border-left="0.25pt solid #000000" fo:border-right="none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2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3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1c2463" fo:background-color="transparent" style:font-size-asian="12pt" style:font-name-complex="FreeSans" style:font-size-complex="12pt" style:language-complex="he" style:country-complex="IL"/>
    </style:style>
    <style:style style:name="P4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5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6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fo:font-style="normal" officeooo:paragraph-rsid="0060dcd0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7" style:family="paragraph" style:parent-style-name="Table_20_Contents">
      <style:paragraph-properties fo:text-align="center" style:justify-single-word="false" style:writing-mode="lr-tb"/>
      <style:text-properties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8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df7b" fo:background-color="transparent" style:font-size-asian="12pt" style:font-name-complex="FreeSans" style:font-size-complex="12pt" style:language-complex="he" style:country-complex="IL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13" style:family="paragraph" style:parent-style-name="Table_20_Contents">
      <style:paragraph-properties fo:text-align="center" style:justify-single-word="false" style:writing-mode="lr-tb"/>
      <style:text-properties style:font-name="FreeSans" fo:font-size="12pt" fo:font-style="italic" officeooo:paragraph-rsid="0060dcd0" fo:background-color="transparent" style:font-size-asian="12pt" style:font-style-asian="italic" style:font-name-complex="FreeSans" style:font-size-complex="12pt" style:language-complex="he" style:country-complex="IL" style:font-style-complex="italic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font-name="FreeSans" fo:font-size="10pt" officeooo:paragraph-rsid="006e7882" fo:background-color="transparent" style:font-size-asian="10pt" style:font-name-complex="FreeSans" style:font-size-complex="10pt" style:language-complex="he" style:country-complex="IL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4fc0d6" fo:background-color="transparent" style:font-size-asian="10.5pt" style:font-name-complex="FreeSans" style:font-size-complex="10.5pt" style:language-complex="he" style:country-complex="IL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54be3c" fo:background-color="transparent" style:font-size-asian="10.5pt" style:font-name-complex="FreeSans" style:font-size-complex="10.5pt" style:language-complex="he" style:country-complex="IL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FreeSans" fo:font-size="13pt" style:text-underline-style="none" officeooo:rsid="0020014a" officeooo:paragraph-rsid="0097062a" fo:background-color="transparent" style:font-size-asian="13pt" style:font-name-complex="FreeSans" style:font-size-complex="13pt" style:language-complex="he" style:country-complex="IL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font-name="FreeSans" fo:font-size="44pt" style:text-underline-style="none" officeooo:rsid="00381b22" officeooo:paragraph-rsid="0097062a" fo:background-color="transparent" style:font-size-asian="44pt" style:font-name-complex="FreeSans" style:font-size-complex="44pt" style:language-complex="he" style:country-complex="IL"/>
    </style:style>
    <style:style style:name="P19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7062a" fo:background-color="transparent" style:font-size-asian="14pt" style:font-name-complex="FreeSans" style:font-size-complex="14pt" style:language-complex="he" style:country-complex="IL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28813" fo:background-color="transparent" style:font-size-asian="14pt" style:font-name-complex="Ezra SIL" style:font-size-complex="14pt" style:language-complex="he" style:country-complex="IL"/>
    </style:style>
    <style:style style:name="P21" style:family="paragraph" style:parent-style-name="Table_20_Contents">
      <style:paragraph-properties fo:text-align="center" style:justify-single-word="false" style:writing-mode="lr-tb"/>
      <style:text-properties fo:color="#6b4794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2" style:family="paragraph" style:parent-style-name="Table_20_Contents">
      <style:paragraph-properties fo:text-align="center" style:justify-single-word="false" style:writing-mode="lr-tb"/>
      <style:text-properties fo:color="#ff950e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3" style:family="paragraph" style:parent-style-name="Table_20_Contents">
      <style:paragraph-properties fo:text-align="center" style:justify-single-word="false" style:writing-mode="lr-tb"/>
      <style:text-properties fo:color="#ff950e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24" style:family="paragraph" style:parent-style-name="Table_20_Contents">
      <style:paragraph-properties fo:text-align="center" style:justify-single-word="false" style:writing-mode="lr-tb"/>
      <style:text-properties fo:color="#0047ff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25" style:family="paragraph" style:parent-style-name="Table_20_Contents">
      <style:paragraph-properties fo:text-align="center" style:justify-single-word="false" style:writing-mode="lr-tb"/>
      <style:text-properties fo:color="#0047ff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26" style:family="paragraph" style:parent-style-name="Table_20_Contents">
      <style:paragraph-properties fo:text-align="center" style:justify-single-word="false" style:writing-mode="lr-tb"/>
      <style:text-properties fo:color="#ff8080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7" style:family="paragraph" style:parent-style-name="Table_20_Contents">
      <style:paragraph-properties fo:text-align="center" style:justify-single-word="false" style:writing-mode="lr-tb"/>
      <style:text-properties fo:color="#000000" style:font-name="FreeSans" fo:font-size="13pt" officeooo:paragraph-rsid="004cb930" fo:background-color="transparent" style:font-size-asian="13pt" style:font-name-complex="FreeSans" style:font-size-complex="13pt" style:language-complex="he" style:country-complex="IL"/>
    </style:style>
    <style:style style:name="P28" style:family="paragraph" style:parent-style-name="Table_20_Contents">
      <style:paragraph-properties fo:text-align="center" style:justify-single-word="false" style:writing-mode="lr-tb"/>
      <style:text-properties officeooo:paragraph-rsid="009a5b00"/>
    </style:style>
    <style:style style:name="P29" style:family="paragraph" style:parent-style-name="Table_20_Contents">
      <style:paragraph-properties fo:text-align="end" style:justify-single-word="false" style:writing-mode="lr-tb"/>
      <style:text-properties style:font-name="DejaVu Sans" fo:font-size="5pt" officeooo:rsid="008e4761" officeooo:paragraph-rsid="00a49543" fo:background-color="transparent" style:font-size-asian="5pt" style:font-name-complex="Ezra SIL" style:font-size-complex="5pt" style:language-complex="he" style:country-complex="IL"/>
    </style:style>
    <style:style style:name="P30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31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32" style:family="paragraph" style:parent-style-name="Table_20_Contents">
      <style:paragraph-properties fo:text-align="center" style:justify-single-word="false" style:writing-mode="rl-tb"/>
      <style:text-properties style:font-name="Ezra SIL SR" fo:font-size="18pt" fo:background-color="transparent" style:font-size-asian="18pt" style:font-name-complex="Ezra SIL SR" style:font-size-complex="18pt" style:language-complex="he" style:country-complex="IL"/>
    </style:style>
    <style:style style:name="P33" style:family="paragraph" style:parent-style-name="Table_20_Contents">
      <style:paragraph-properties fo:text-align="center" style:justify-single-word="false" style:writing-mode="rl-tb"/>
      <style:text-properties style:font-name="Ezra SIL SR" fo:font-size="26pt" fo:background-color="transparent" style:font-size-asian="26pt" style:font-name-complex="Ezra SIL SR" style:font-size-complex="26pt" style:language-complex="he" style:country-complex="IL"/>
    </style:style>
    <style:style style:name="P34" style:family="paragraph" style:parent-style-name="Table_20_Contents">
      <style:paragraph-properties fo:text-align="justify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5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6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37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bd7c8" fo:background-color="transparent" style:font-size-asian="48pt" style:font-name-complex="Ezra SIL SR" style:font-size-complex="48pt" style:language-complex="he" style:country-complex="IL"/>
    </style:style>
    <style:style style:name="P38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98d753" fo:background-color="transparent" style:font-size-asian="48pt" style:font-name-complex="Ezra SIL SR" style:font-size-complex="48pt" style:language-complex="he" style:country-complex="IL"/>
    </style:style>
    <style:style style:name="P39" style:family="paragraph" style:parent-style-name="Table_20_Contents">
      <style:paragraph-properties fo:text-align="center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40" style:family="paragraph" style:parent-style-name="Table_20_Contents">
      <style:paragraph-properties fo:text-align="start" style:justify-single-word="false" style:writing-mode="rl-tb"/>
      <style:text-properties style:font-name="Ezra SIL SR" fo:font-size="36pt" officeooo:paragraph-rsid="0079ca28" fo:background-color="transparent" style:font-size-asian="36pt" style:font-name-complex="Ezra SIL SR" style:font-size-complex="36pt" style:language-complex="he" style:country-complex="IL"/>
    </style:style>
    <style:style style:name="P41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a3d06" fo:background-color="transparent" style:font-size-asian="36pt" style:font-name-complex="Ezra SIL SR" style:font-size-complex="36pt" style:language-complex="he" style:country-complex="IL"/>
    </style:style>
    <style:style style:name="P42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44a8d" fo:background-color="transparent" style:font-size-asian="36pt" style:font-name-complex="Ezra SIL" style:font-size-complex="36pt"/>
    </style:style>
    <style:style style:name="P43" style:family="paragraph" style:parent-style-name="Table_20_Contents">
      <style:paragraph-properties fo:text-align="center" style:justify-single-word="false" style:writing-mode="rl-tb"/>
      <style:text-properties style:font-name="Ezra SIL SR" fo:font-size="14pt" officeooo:rsid="0041df7b" officeooo:paragraph-rsid="0054be3c" fo:background-color="transparent" style:font-size-asian="14pt" style:font-name-complex="Ezra SIL" style:font-size-complex="14pt" style:language-complex="he" style:country-complex="IL"/>
    </style:style>
    <style:style style:name="P44" style:family="paragraph" style:parent-style-name="Table_20_Contents">
      <style:paragraph-properties fo:text-align="center" style:justify-single-word="false" style:writing-mode="rl-tb"/>
      <style:text-properties fo:color="#ffffff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45" style:family="paragraph" style:parent-style-name="Table_20_Contents">
      <style:paragraph-properties fo:text-align="center" style:justify-single-word="false" style:writing-mode="rl-tb"/>
      <style:text-properties fo:color="#ffffff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46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rsid="005d0dc2" officeooo:paragraph-rsid="0079e25f" fo:background-color="transparent" style:font-size-asian="48pt" style:font-name-complex="Ezra SIL SR" style:font-size-complex="48pt" style:language-complex="he" style:country-complex="IL"/>
    </style:style>
    <style:style style:name="P47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48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49" style:family="paragraph" style:parent-style-name="Table_20_Contents">
      <style:paragraph-properties fo:text-align="end" style:justify-single-word="false" style:writing-mode="rl-tb"/>
      <style:text-properties fo:color="#ffffff" style:font-name="Ezra SIL SR" fo:font-size="48pt" officeooo:paragraph-rsid="00a21319" fo:background-color="transparent" style:font-size-asian="48pt" style:font-name-complex="Ezra SIL SR" style:font-size-complex="48pt" style:language-complex="he" style:country-complex="IL"/>
    </style:style>
    <style:style style:name="P50" style:family="paragraph" style:parent-style-name="Table_20_Contents">
      <style:paragraph-properties fo:text-align="center" style:justify-single-word="false" style:writing-mode="rl-tb"/>
      <style:text-properties fo:color="#ffffff" style:font-name="FreeSans" fo:font-size="12pt" officeooo:paragraph-rsid="005d0dc2" fo:background-color="transparent" style:font-size-asian="12pt" style:font-name-complex="FreeSans" style:font-size-complex="12pt" style:language-complex="he" style:country-complex="IL"/>
    </style:style>
    <style:style style:name="P51" style:family="paragraph" style:parent-style-name="Table_20_Contents">
      <style:paragraph-properties fo:text-align="center" style:justify-single-word="false" style:writing-mode="rl-tb"/>
      <style:text-properties fo:color="#ffffff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53" style:family="paragraph" style:parent-style-name="Table_20_Contents">
      <style:paragraph-properties fo:text-align="center" style:justify-single-word="false" style:writing-mode="rl-tb">
        <style:tab-stops/>
      </style:paragraph-properties>
      <style:text-properties style:use-window-font-color="true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54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officeooo:paragraph-rsid="00728ac5" fo:background-color="transparent" style:font-size-asian="12pt" style:font-name-complex="Ezra SIL SR" style:font-size-complex="12pt" style:language-complex="he" style:country-complex="IL"/>
    </style:style>
    <style:style style:name="P56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7" style:family="paragraph" style:parent-style-name="Table_20_Contents">
      <style:paragraph-properties fo:text-align="justify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8" style:family="paragraph" style:parent-style-name="Table_20_Contents">
      <style:paragraph-properties fo:text-align="start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use-window-font-color="true" style:font-name="FreeSans" fo:font-size="13pt" officeooo:rsid="00225c07" officeooo:paragraph-rsid="0054be3c" fo:background-color="transparent" style:font-size-asian="13pt" style:font-name-complex="FreeSans" style:font-size-complex="13pt" style:language-complex="he" style:country-complex="I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font-name="FreeSans" fo:font-size="12pt" fo:font-style="normal" officeooo:paragraph-rsid="005f3ccb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54be3c" fo:background-color="transparent" style:font-size-asian="14pt" style:font-name-complex="FreeSans" style:font-size-complex="14pt" style:language-complex="he" style:country-complex="I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FreeSans" style:font-size-complex="14pt" style:language-complex="he" style:country-complex="I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6e7882" fo:background-color="transparent" style:font-size-asian="14pt" style:font-name-complex="FreeSans" style:font-size-complex="14pt" style:language-complex="he" style:country-complex="IL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4fc0d6" fo:background-color="transparent" style:font-size-asian="14pt" style:font-name-complex="Ezra SIL" style:font-size-complex="14pt" style:language-complex="he" style:country-complex="IL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5a6bf7" officeooo:paragraph-rsid="005a6bf7" fo:background-color="transparent" style:font-size-asian="14pt" style:font-name-complex="Ezra SIL" style:font-size-complex="14pt" style:language-complex="he" style:country-complex="IL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Ezra SIL" style:font-size-complex="14pt" style:language-complex="he" style:country-complex="I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font-name="FreeSans" fo:font-size="13pt" officeooo:rsid="00225c07" officeooo:paragraph-rsid="00a44a8d" fo:background-color="transparent" style:font-size-asian="13pt" style:font-name-complex="FreeSans" style:font-size-complex="13pt" style:language-complex="he" style:country-complex="IL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1739f" fo:background-color="transparent" style:font-size-asian="36pt" style:font-name-complex="Ezra SIL SR" style:font-size-complex="36pt" style:language-complex="he" style:country-complex="IL"/>
    </style:style>
    <style:style style:name="P72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44a8d" fo:background-color="transparent" style:font-size-asian="36pt" style:font-name-complex="Ezra SIL SR" style:font-size-complex="36pt" style:language-complex="he" style:country-complex="IL"/>
    </style:style>
    <style:style style:name="P73" style:family="paragraph" style:parent-style-name="Table_20_Contents">
      <style:paragraph-properties fo:text-align="center" style:justify-single-word="false" style:writing-mode="rl-tb"/>
      <style:text-properties fo:color="#6b4794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74" style:family="paragraph" style:parent-style-name="Table_20_Contents">
      <style:paragraph-properties fo:text-align="end" style:justify-single-word="false" style:writing-mode="rl-tb"/>
      <style:text-properties fo:color="#6b4794" style:font-name="Ezra SIL SR" fo:font-size="12pt" officeooo:paragraph-rsid="009e4a0f" fo:background-color="transparent" style:font-size-asian="10.5pt" style:font-name-complex="Ezra SIL SR" style:font-size-complex="12pt" style:language-complex="he" style:country-complex="IL"/>
    </style:style>
    <style:style style:name="P75" style:family="paragraph" style:parent-style-name="Table_20_Contents">
      <style:paragraph-properties fo:text-align="center" style:justify-single-word="false" style:writing-mode="rl-tb"/>
      <style:text-properties fo:color="#6b4794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76" style:family="paragraph" style:parent-style-name="Table_20_Contents">
      <style:paragraph-properties fo:text-align="start" style:justify-single-word="false" style:writing-mode="rl-tb"/>
      <style:text-properties fo:color="#6b4794" officeooo:paragraph-rsid="007bcdf2"/>
    </style:style>
    <style:style style:name="P77" style:family="paragraph" style:parent-style-name="Table_20_Contents">
      <style:paragraph-properties fo:text-align="center" style:justify-single-word="false" style:writing-mode="rl-tb"/>
      <style:text-properties fo:color="#0047ff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78" style:family="paragraph" style:parent-style-name="Table_20_Contents">
      <style:paragraph-properties fo:text-align="justify" style:justify-single-word="false" style:writing-mode="rl-tb"/>
      <style:text-properties fo:color="#0047ff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79" style:family="paragraph" style:parent-style-name="Table_20_Contents">
      <style:paragraph-properties fo:text-align="center" style:justify-single-word="false" style:writing-mode="rl-tb"/>
      <style:text-properties fo:color="#0047ff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80" style:family="paragraph" style:parent-style-name="Table_20_Contents">
      <style:paragraph-properties fo:text-align="center" style:justify-single-word="false" style:writing-mode="rl-tb"/>
      <style:text-properties fo:color="#0047ff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81" style:family="paragraph" style:parent-style-name="Table_20_Contents">
      <style:paragraph-properties fo:text-align="center" style:justify-single-word="false" style:writing-mode="rl-tb"/>
      <style:text-properties fo:color="#0047ff" officeooo:paragraph-rsid="004aee34" fo:background-color="transparent"/>
    </style:style>
    <style:style style:name="P82" style:family="paragraph" style:parent-style-name="Table_20_Contents">
      <style:paragraph-properties fo:text-align="start" style:justify-single-word="false" style:writing-mode="rl-tb"/>
      <style:text-properties fo:color="#0047ff" officeooo:paragraph-rsid="007bcdf2" fo:background-color="transparent"/>
    </style:style>
    <style:style style:name="P83" style:family="paragraph" style:parent-style-name="Table_20_Contents">
      <style:paragraph-properties fo:text-align="start" style:justify-single-word="false" style:writing-mode="rl-tb"/>
      <style:text-properties fo:color="#0047ff" officeooo:paragraph-rsid="007bcdf2"/>
    </style:style>
    <style:style style:name="P84" style:family="paragraph" style:parent-style-name="Table_20_Contents">
      <style:paragraph-properties fo:text-align="center" style:justify-single-word="false" style:writing-mode="rl-tb"/>
      <style:text-properties fo:color="#ff8080" style:font-name="FreeSans" fo:font-size="12pt" officeooo:rsid="001a4c34" officeooo:paragraph-rsid="004aee34" fo:background-color="transparent" style:font-size-asian="12pt" style:font-name-complex="Ezra SIL" style:font-size-complex="12pt" style:language-complex="he" style:country-complex="IL"/>
    </style:style>
    <style:style style:name="P85" style:family="paragraph" style:parent-style-name="Table_20_Contents">
      <style:paragraph-properties fo:text-align="justify" style:justify-single-word="false" style:writing-mode="rl-tb"/>
      <style:text-properties fo:color="#ff8080" officeooo:paragraph-rsid="0095fa51" fo:background-color="transparent"/>
    </style:style>
    <style:style style:name="P86" style:family="paragraph" style:parent-style-name="Table_20_Contents">
      <style:paragraph-properties fo:text-align="start" style:justify-single-word="false" style:writing-mode="rl-tb"/>
      <style:text-properties fo:color="#ff8080" officeooo:paragraph-rsid="0095fa51" fo:background-color="transparent"/>
    </style:style>
    <style:style style:name="P87" style:family="paragraph" style:parent-style-name="Table_20_Contents">
      <style:paragraph-properties fo:text-align="center" style:justify-single-word="false" style:writing-mode="rl-tb"/>
      <style:text-properties fo:color="#ff950e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88" style:family="paragraph" style:parent-style-name="Table_20_Contents">
      <style:paragraph-properties fo:text-align="justify" style:justify-single-word="false" style:writing-mode="rl-tb"/>
      <style:text-properties fo:color="#ff950e" style:font-name="Ezra SIL SR" fo:font-size="12pt" officeooo:paragraph-rsid="007bcdf2" fo:background-color="transparent" style:font-size-asian="10.5pt" style:font-name-complex="Ezra SIL SR" style:font-size-complex="12pt" style:language-complex="he" style:country-complex="IL"/>
    </style:style>
    <style:style style:name="P89" style:family="paragraph" style:parent-style-name="Table_20_Contents">
      <style:paragraph-properties fo:text-align="start" style:justify-single-word="false" style:writing-mode="rl-tb"/>
      <style:text-properties fo:color="#ff950e" officeooo:paragraph-rsid="007bcdf2"/>
    </style:style>
    <style:style style:name="P90" style:family="paragraph" style:parent-style-name="Table_20_Contents">
      <style:paragraph-properties fo:text-align="center" style:justify-single-word="false" style:writing-mode="rl-tb"/>
      <style:text-properties fo:font-size="36pt" officeooo:paragraph-rsid="007fa315" fo:background-color="transparent" style:font-size-asian="36pt" style:font-size-complex="36pt"/>
    </style:style>
    <style:style style:name="P91" style:family="paragraph" style:parent-style-name="Table_20_Contents">
      <style:paragraph-properties fo:text-align="center" style:justify-single-word="false" style:writing-mode="rl-tb"/>
      <style:text-properties fo:font-size="36pt" officeooo:paragraph-rsid="00a44a8d" fo:background-color="transparent" style:font-size-asian="36pt" style:font-size-complex="36pt"/>
    </style:style>
    <style:style style:name="P92" style:family="paragraph" style:parent-style-name="Table_20_Contents">
      <style:paragraph-properties fo:text-align="center" style:justify-single-word="false" style:writing-mode="rl-tb"/>
      <style:text-properties fo:font-size="36pt" officeooo:paragraph-rsid="00a49543" fo:background-color="transparent" style:font-size-asian="36pt" style:font-size-complex="36pt"/>
    </style:style>
    <style:style style:name="P93" style:family="paragraph" style:parent-style-name="Table_20_Contents">
      <style:paragraph-properties fo:text-align="center" style:justify-single-word="false" style:writing-mode="rl-tb"/>
      <style:text-properties fo:font-size="36pt" officeooo:paragraph-rsid="00aa3d06" fo:background-color="transparent" style:font-size-asian="36pt" style:font-size-complex="36pt"/>
    </style:style>
    <style:style style:name="P94" style:family="paragraph" style:parent-style-name="Text_20_body">
      <style:paragraph-properties fo:text-align="end" style:justify-single-word="false" style:writing-mode="rl-tb"/>
    </style:style>
    <style:style style:name="P95" style:family="paragraph" style:parent-style-name="Text_20_body">
      <style:paragraph-properties fo:text-align="end" style:justify-single-word="false" style:writing-mode="rl-tb"/>
      <style:text-properties officeooo:paragraph-rsid="00a21319"/>
    </style:style>
    <style:style style:name="P96" style:family="paragraph" style:parent-style-name="Table_20_Contents">
      <style:paragraph-properties fo:margin-left="0.0602in" fo:margin-right="0.0016in" fo:text-align="start" style:justify-single-word="false" fo:text-indent="0in" style:auto-text-indent="false" style:writing-mode="lr-tb"/>
      <style:text-properties style:font-name="DejaVu Sans" fo:font-size="15pt" officeooo:paragraph-rsid="004c5545" fo:background-color="transparent" style:font-size-asian="15pt" style:font-name-complex="Cardo" style:font-size-complex="15pt"/>
    </style:style>
    <style:style style:name="P97" style:family="paragraph" style:parent-style-name="Table_20_Contents">
      <style:paragraph-properties fo:margin-left="0in" fo:margin-right="0.0016in" fo:text-align="center" style:justify-single-word="false" fo:text-indent="0in" style:auto-text-indent="false" style:writing-mode="rl-tb"/>
      <style:text-properties fo:color="#ff8080" style:font-name="Ezra SIL SR" fo:font-size="12pt" officeooo:rsid="00348788" officeooo:paragraph-rsid="004aee34" fo:background-color="transparent" style:font-size-asian="12pt" style:font-name-complex="Ezra SIL SR" style:font-size-complex="12pt" style:language-complex="he" style:country-complex="IL"/>
    </style:style>
    <style:style style:name="P98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abfedb" fo:background-color="transparent" style:font-size-asian="12pt" style:font-name-complex="FreeSans" style:font-size-complex="12pt" style:language-complex="he" style:country-complex="IL"/>
    </style:style>
    <style:style style:name="P99" style:family="paragraph" style:parent-style-name="Heading_20_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a60edb"/>
    </style:style>
    <style:style style:name="T1" style:family="text">
      <style:text-properties fo:font-style="italic" officeooo:rsid="00159032" style:font-style-asian="italic" style:font-style-complex="italic"/>
    </style:style>
    <style:style style:name="T2" style:family="text">
      <style:text-properties fo:font-style="italic" officeooo:rsid="0018b2de" style:font-style-asian="italic" style:font-style-complex="italic"/>
    </style:style>
    <style:style style:name="T3" style:family="text">
      <style:text-properties fo:font-style="italic" officeooo:rsid="0019ba32" style:font-style-asian="italic" style:font-style-complex="italic"/>
    </style:style>
    <style:style style:name="T4" style:family="text">
      <style:text-properties fo:font-style="italic" officeooo:rsid="0026e4ae" style:font-style-asian="italic" style:font-style-complex="italic"/>
    </style:style>
    <style:style style:name="T5" style:family="text">
      <style:text-properties fo:font-style="italic" officeooo:rsid="0041b582" style:font-style-asian="italic" style:font-style-complex="italic"/>
    </style:style>
    <style:style style:name="T6" style:family="text">
      <style:text-properties fo:font-style="italic" officeooo:rsid="001c2463" style:font-style-asian="italic" style:font-style-complex="italic"/>
    </style:style>
    <style:style style:name="T7" style:family="text">
      <style:text-properties fo:font-style="italic" officeooo:rsid="003ffe3b" style:font-style-asian="italic" style:font-style-complex="italic"/>
    </style:style>
    <style:style style:name="T8" style:family="text">
      <style:text-properties fo:font-style="italic" officeooo:rsid="0041df7b" style:font-style-asian="italic" style:font-style-complex="italic"/>
    </style:style>
    <style:style style:name="T9" style:family="text">
      <style:text-properties fo:font-style="italic" officeooo:rsid="00430324" style:font-style-asian="italic" style:font-style-complex="italic"/>
    </style:style>
    <style:style style:name="T10" style:family="text">
      <style:text-properties fo:font-style="italic" officeooo:rsid="00399df8" style:font-style-asian="italic" style:font-style-complex="italic"/>
    </style:style>
    <style:style style:name="T11" style:family="text">
      <style:text-properties fo:font-style="italic" officeooo:rsid="0016e16c" style:font-style-asian="italic" style:font-style-complex="italic"/>
    </style:style>
    <style:style style:name="T12" style:family="text">
      <style:text-properties fo:font-style="italic" officeooo:rsid="0043de61" style:font-style-asian="italic" style:font-style-complex="italic"/>
    </style:style>
    <style:style style:name="T13" style:family="text">
      <style:text-properties fo:font-style="italic" officeooo:rsid="004544e5" style:font-style-asian="italic" style:font-style-complex="italic"/>
    </style:style>
    <style:style style:name="T14" style:family="text">
      <style:text-properties fo:font-style="italic" officeooo:rsid="005f3ccb" style:font-style-asian="italic" style:font-style-complex="italic"/>
    </style:style>
    <style:style style:name="T15" style:family="text">
      <style:text-properties fo:font-style="italic" style:text-underline-style="none" officeooo:rsid="00159032" style:font-style-asian="italic" style:font-style-complex="italic"/>
    </style:style>
    <style:style style:name="T16" style:family="text">
      <style:text-properties fo:font-style="italic" style:text-underline-style="none" officeooo:rsid="0018b2de" style:font-style-asian="italic" style:font-style-complex="italic"/>
    </style:style>
    <style:style style:name="T17" style:family="text">
      <style:text-properties fo:font-style="italic" style:text-underline-style="none" officeooo:rsid="005f3ccb" style:font-style-asian="italic" style:font-style-complex="italic"/>
    </style:style>
    <style:style style:name="T18" style:family="text">
      <style:text-properties fo:font-style="italic" style:text-underline-style="none" officeooo:rsid="007e2e97" style:font-style-asian="italic" style:font-style-complex="italic"/>
    </style:style>
    <style:style style:name="T19" style:family="text">
      <style:text-properties style:font-size-asian="12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59032" style:font-style-asian="normal" style:font-style-complex="normal"/>
    </style:style>
    <style:style style:name="T22" style:family="text">
      <style:text-properties fo:font-style="normal" officeooo:rsid="0018b2de" style:font-style-asian="normal" style:font-style-complex="normal"/>
    </style:style>
    <style:style style:name="T23" style:family="text">
      <style:text-properties fo:font-style="normal" officeooo:rsid="0026e4ae" style:font-style-asian="normal" style:font-style-complex="normal"/>
    </style:style>
    <style:style style:name="T24" style:family="text">
      <style:text-properties fo:font-style="normal" officeooo:rsid="004aee34" style:font-style-asian="normal" style:font-style-complex="normal"/>
    </style:style>
    <style:style style:name="T25" style:family="text">
      <style:text-properties fo:font-style="normal" officeooo:rsid="001ea530" style:font-style-asian="normal" style:font-style-complex="normal"/>
    </style:style>
    <style:style style:name="T26" style:family="text">
      <style:text-properties fo:font-style="normal" officeooo:rsid="0010628c" style:font-style-asian="normal" style:font-style-complex="normal"/>
    </style:style>
    <style:style style:name="T27" style:family="text">
      <style:text-properties fo:font-style="normal" officeooo:rsid="001c2463" style:font-style-asian="normal" style:font-style-complex="normal"/>
    </style:style>
    <style:style style:name="T28" style:family="text">
      <style:text-properties fo:font-style="normal" officeooo:rsid="005f3ccb" style:font-style-asian="normal" style:font-style-complex="normal"/>
    </style:style>
    <style:style style:name="T29" style:family="text">
      <style:text-properties fo:font-style="normal" officeooo:rsid="0019ba32" style:font-style-asian="normal" style:font-name-complex="Ezra SIL" style:font-style-complex="normal"/>
    </style:style>
    <style:style style:name="T30" style:family="text">
      <style:text-properties fo:font-style="normal" officeooo:rsid="0018b2de" style:font-style-asian="normal" style:font-name-complex="Ezra SIL" style:font-style-complex="normal"/>
    </style:style>
    <style:style style:name="T31" style:family="text">
      <style:text-properties fo:font-style="normal" officeooo:rsid="004544e5" style:font-style-asian="normal" style:font-name-complex="Ezra SIL" style:font-style-complex="normal"/>
    </style:style>
    <style:style style:name="T32" style:family="text">
      <style:text-properties fo:font-style="normal" officeooo:rsid="00159032" style:font-style-asian="normal" style:font-name-complex="Ezra SIL" style:font-style-complex="normal"/>
    </style:style>
    <style:style style:name="T33" style:family="text">
      <style:text-properties fo:font-style="normal" officeooo:rsid="0041df7b" style:font-style-asian="normal" style:font-name-complex="Ezra SIL" style:font-style-complex="normal"/>
    </style:style>
    <style:style style:name="T34" style:family="text">
      <style:text-properties fo:font-style="normal" officeooo:rsid="0026e4ae" style:font-style-asian="normal" style:font-name-complex="Ezra SIL" style:font-style-complex="normal"/>
    </style:style>
    <style:style style:name="T35" style:family="text">
      <style:text-properties fo:font-style="normal" officeooo:rsid="001ea530" style:font-style-asian="normal" style:font-name-complex="Ezra SIL" style:font-style-complex="normal"/>
    </style:style>
    <style:style style:name="T36" style:family="text">
      <style:text-properties fo:font-style="normal" officeooo:rsid="004aee34" style:font-style-asian="normal" style:font-name-complex="Ezra SIL" style:font-style-complex="normal"/>
    </style:style>
    <style:style style:name="T37" style:family="text">
      <style:text-properties fo:font-style="normal" officeooo:rsid="0014b432" style:font-style-asian="normal" style:font-name-complex="Ezra SIL" style:font-style-complex="normal"/>
    </style:style>
    <style:style style:name="T38" style:family="text">
      <style:text-properties fo:font-style="normal" officeooo:rsid="00155806" style:font-style-asian="normal" style:font-name-complex="Ezra SIL" style:font-style-complex="normal"/>
    </style:style>
    <style:style style:name="T39" style:family="text">
      <style:text-properties fo:font-style="normal" officeooo:rsid="0051ba41" style:font-style-asian="normal" style:font-name-complex="Ezra SIL" style:font-style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14b432" style:font-style-asian="normal" style:font-style-complex="normal"/>
    </style:style>
    <style:style style:name="T42" style:family="text">
      <style:text-properties fo:font-style="normal" style:text-underline-style="none" officeooo:rsid="001ea530" style:font-style-asian="normal" style:font-style-complex="normal"/>
    </style:style>
    <style:style style:name="T43" style:family="text">
      <style:text-properties fo:font-style="normal" style:text-underline-style="none" officeooo:rsid="0010628c" style:font-style-asian="normal" style:font-style-complex="normal"/>
    </style:style>
    <style:style style:name="T44" style:family="text">
      <style:text-properties fo:font-style="normal" style:text-underline-style="none" officeooo:rsid="0014b432" style:font-style-asian="normal" style:font-name-complex="Ezra SIL" style:font-style-complex="normal"/>
    </style:style>
    <style:style style:name="T45" style:family="text">
      <style:text-properties fo:font-style="normal" fo:font-weight="bold" officeooo:rsid="004aee34" style:font-style-asian="normal" style:font-weight-asian="bold" style:font-style-complex="normal" style:font-weight-complex="bold"/>
    </style:style>
    <style:style style:name="T46" style:family="text">
      <style:text-properties fo:font-size="22pt" style:font-size-asian="22pt" style:font-name-complex="Stam Ashkenaz CLM" style:font-size-complex="22pt"/>
    </style:style>
    <style:style style:name="T47" style:family="text">
      <style:text-properties fo:font-size="22pt" style:font-size-asian="22pt" style:font-name-complex="Miriam CLM" style:font-size-complex="22pt"/>
    </style:style>
    <style:style style:name="T48" style:family="text">
      <style:text-properties fo:font-size="22pt" officeooo:rsid="005f133b" style:font-size-asian="22pt" style:font-name-complex="Miriam CLM" style:font-size-complex="22pt"/>
    </style:style>
    <style:style style:name="T49" style:family="text">
      <style:text-properties fo:font-size="22pt" officeooo:rsid="005f3ccb" style:font-size-asian="22pt" style:font-name-complex="Miriam CLM" style:font-size-complex="22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style:font-name="Stam Ashkenaz CLM" style:font-name-complex="Stam Ashkenaz CLM"/>
    </style:style>
    <style:style style:name="T52" style:family="text">
      <style:text-properties style:font-name="Stam Ashkenaz CLM" style:font-name-complex="Ktav Yad CLM"/>
    </style:style>
    <style:style style:name="T53" style:family="text">
      <style:text-properties style:font-name="Stam Ashkenaz CLM" fo:font-size="26pt" style:font-size-asian="26pt" style:font-name-complex="Ktav Yad CLM" style:font-size-complex="26pt"/>
    </style:style>
    <style:style style:name="T54" style:family="text">
      <style:text-properties style:font-name="Stam Ashkenaz CLM" fo:font-size="26pt" style:font-size-asian="26pt" style:font-name-complex="Stam Ashkenaz CLM" style:font-size-complex="26pt"/>
    </style:style>
    <style:style style:name="T55" style:family="text">
      <style:text-properties style:font-name="Stam Ashkenaz CLM" fo:font-size="26pt" officeooo:rsid="005f3ccb" style:font-size-asian="26pt" style:font-name-complex="Alef" style:font-size-complex="26pt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style:font-name-complex="Ezra SIL"/>
    </style:style>
    <style:style style:name="T58" style:family="text">
      <style:text-properties style:text-underline-style="none" officeooo:rsid="004544e5" style:font-name-complex="Ezra SIL"/>
    </style:style>
    <style:style style:name="T59" style:family="text">
      <style:text-properties style:text-underline-style="none" officeooo:rsid="005f133b" style:font-name-complex="Ezra SIL"/>
    </style:style>
    <style:style style:name="T60" style:family="text">
      <style:text-properties style:text-underline-style="none" officeooo:rsid="0066b7e5" style:font-name-complex="Ezra SIL"/>
    </style:style>
    <style:style style:name="T61" style:family="text">
      <style:text-properties style:text-underline-style="none" officeooo:rsid="00155806" style:font-name-complex="Ezra SIL"/>
    </style:style>
    <style:style style:name="T62" style:family="text">
      <style:text-properties style:text-underline-style="none" officeooo:rsid="007ddf64" style:font-name-complex="Ezra SIL"/>
    </style:style>
    <style:style style:name="T63" style:family="text">
      <style:text-properties style:text-underline-style="none" officeooo:rsid="0066b7e5"/>
    </style:style>
    <style:style style:name="T64" style:family="text">
      <style:text-properties style:text-underline-style="none" fo:font-weight="bold" style:font-weight-asian="bold" style:font-weight-complex="bold"/>
    </style:style>
    <style:style style:name="T65" style:family="text">
      <style:text-properties style:text-underline-style="none" fo:font-weight="bold" officeooo:rsid="005d0dc2" style:font-weight-asian="bold" style:font-weight-complex="bold"/>
    </style:style>
    <style:style style:name="T66" style:family="text">
      <style:text-properties style:text-underline-style="none" fo:font-weight="bold" officeooo:rsid="0066b7e5" style:font-weight-asian="bold" style:font-weight-complex="bold"/>
    </style:style>
    <style:style style:name="T67" style:family="text">
      <style:text-properties style:text-underline-style="none" fo:font-weight="bold" officeooo:rsid="0043de61" style:font-weight-asian="bold" style:font-weight-complex="bold"/>
    </style:style>
    <style:style style:name="T68" style:family="text">
      <style:text-properties style:text-underline-style="none" fo:font-weight="bold" officeooo:rsid="006f1dc7" style:font-weight-asian="bold" style:font-weight-complex="bold"/>
    </style:style>
    <style:style style:name="T69" style:family="text">
      <style:text-properties style:text-underline-style="none" fo:font-weight="bold" officeooo:rsid="005f133b" style:font-weight-asian="bold" style:font-weight-complex="bold"/>
    </style:style>
    <style:style style:name="T70" style:family="text">
      <style:text-properties style:text-underline-style="none" fo:font-weight="bold" officeooo:rsid="009a5b00" style:font-weight-asian="bold" style:font-weight-complex="bold"/>
    </style:style>
    <style:style style:name="T71" style:family="text">
      <style:text-properties style:text-underline-style="none" fo:font-weight="bold" officeooo:rsid="00abfedb" style:font-weight-asian="bold" style:font-weight-complex="bold"/>
    </style:style>
    <style:style style:name="T72" style:family="text">
      <style:text-properties style:text-underline-style="none" fo:font-weight="bold" officeooo:rsid="005f133b" style:font-weight-asian="bold" style:font-name-complex="Ezra SIL" style:font-weight-complex="bold"/>
    </style:style>
    <style:style style:name="T73" style:family="text">
      <style:text-properties style:text-underline-style="none" fo:font-weight="bold" officeooo:rsid="00155806" style:font-weight-asian="bold" style:font-name-complex="Ezra SIL" style:font-weight-complex="bold"/>
    </style:style>
    <style:style style:name="T74" style:family="text">
      <style:text-properties style:text-underline-style="none" fo:font-weight="bold" officeooo:rsid="0066b7e5" style:font-weight-asian="bold" style:font-name-complex="Ezra SIL" style:font-weight-complex="bold"/>
    </style:style>
    <style:style style:name="T75" style:family="text">
      <style:text-properties style:text-underline-style="none" fo:font-weight="normal" officeooo:rsid="00abfedb" style:font-weight-asian="normal" style:font-weight-complex="normal"/>
    </style:style>
    <style:style style:name="T76" style:family="text">
      <style:text-properties style:font-name-complex="Anka CLM"/>
    </style:style>
    <style:style style:name="T77" style:family="text">
      <style:text-properties fo:font-size="18pt" style:font-size-asian="18pt" style:font-name-complex="Stam Ashkenaz CLM" style:font-size-complex="18pt"/>
    </style:style>
    <style:style style:name="T78" style:family="text">
      <style:text-properties fo:font-size="18pt" style:font-size-asian="18pt" style:font-size-complex="18pt"/>
    </style:style>
    <style:style style:name="T79" style:family="text">
      <style:text-properties style:font-name-complex="Ktav Yad CLM"/>
    </style:style>
    <style:style style:name="T80" style:family="text">
      <style:text-properties style:font-name="DejaVu Sans" fo:font-size="18pt" fo:font-weight="normal" officeooo:rsid="0060dcd0" style:font-size-asian="18pt" style:font-weight-asian="normal" style:font-name-complex="Shofar" style:font-size-complex="18pt" style:language-complex="he" style:country-complex="IL" style:font-weight-complex="normal"/>
    </style:style>
    <style:style style:name="T81" style:family="text">
      <style:text-properties style:font-name="DejaVu Sans" fo:font-size="8pt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2" style:family="text">
      <style:text-properties style:font-name="DejaVu Sans" fo:font-size="8pt" style:text-underline-style="none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3" style:family="text">
      <style:text-properties style:font-name="DejaVu Sans" fo:font-size="8pt" style:text-underline-style="none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4" style:family="text">
      <style:text-properties style:font-name="DejaVu Sans" fo:font-size="8pt" style:text-underline-style="none" fo:font-weight="normal" officeooo:rsid="0060dcd0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5" style:family="text">
      <style:text-properties style:font-name="DejaVu Sans" fo:font-size="8pt" style:text-underline-style="none" fo:font-weight="normal" officeooo:rsid="008e4761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6" style:family="text">
      <style:text-properties style:font-name="DejaVu Sans" fo:font-size="8pt" style:text-underline-style="none" fo:font-weight="normal" officeooo:rsid="006b8dc5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7" style:family="text">
      <style:text-properties style:font-name="DejaVu Sans" fo:font-size="8pt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8" style:family="text">
      <style:text-properties style:font-name="DejaVu Sans" fo:font-size="8pt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9" style:family="text">
      <style:text-properties style:font-name="DejaVu Sans" fo:font-size="8pt" fo:language="en" fo:country="US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0" style:family="text">
      <style:text-properties style:font-name="DejaVu Sans" fo:font-size="8pt" fo:language="en" fo:country="US" style:text-underline-style="none" fo:font-weight="normal" officeooo:rsid="0031bdde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1" style:family="text">
      <style:text-properties style:font-name="DejaVu Sans" fo:font-size="8pt" fo:language="en" fo:country="US" style:text-underline-style="none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2" style:family="text">
      <style:text-properties style:font-name="DejaVu Sans" fo:font-size="8pt" fo:language="en" fo:country="US" style:text-underline-style="none" fo:font-weight="normal" officeooo:rsid="006b8dc5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3" style:family="text">
      <style:text-properties style:font-name-complex="Gentium"/>
    </style:style>
    <style:style style:name="T94" style:family="text">
      <style:text-properties fo:background-color="#aecf00" loext:char-shading-value="0"/>
    </style:style>
    <style:style style:name="T95" style:family="text">
      <style:text-properties fo:background-color="#ff9966" loext:char-shading-value="0"/>
    </style:style>
    <style:style style:name="T96" style:family="text">
      <style:text-properties fo:background-color="#ffd320" loext:char-shading-value="0"/>
    </style:style>
    <style:style style:name="T97" style:family="text">
      <style:text-properties fo:background-color="#99ccff" loext:char-shading-value="0"/>
    </style:style>
    <style:style style:name="T98" style:family="text">
      <style:text-properties fo:background-color="#9966cc" loext:char-shading-value="0"/>
    </style:style>
    <style:style style:name="T99" style:family="text">
      <style:text-properties fo:font-size="26pt" style:font-size-asian="26pt" style:font-name-complex="Gentium" style:font-size-complex="26pt"/>
    </style:style>
    <style:style style:name="T100" style:family="text">
      <style:text-properties fo:font-size="26pt" style:font-size-asian="26pt" style:font-name-complex="Stam Ashkenaz CLM" style:font-size-complex="26pt"/>
    </style:style>
    <style:style style:name="T101" style:family="text">
      <style:text-properties fo:font-size="26pt" officeooo:rsid="0021e03e" style:font-size-asian="26pt" style:font-name-complex="Stam Ashkenaz CLM" style:font-size-complex="26pt"/>
    </style:style>
    <style:style style:name="T102" style:family="text">
      <style:text-properties fo:font-size="26pt" style:font-size-asian="26pt" style:font-name-complex="Ktav Yad CLM" style:font-size-complex="26pt"/>
    </style:style>
    <style:style style:name="T103" style:family="text">
      <style:text-properties fo:font-size="26pt" officeooo:rsid="00a21319" style:font-size-asian="26pt" style:font-name-complex="Ktav Yad CLM" style:font-size-complex="26pt"/>
    </style:style>
    <style:style style:name="T104" style:family="text">
      <style:text-properties fo:font-size="26pt" style:font-size-asian="26pt" style:font-name-complex="Gentium Book Basic" style:font-size-complex="26pt"/>
    </style:style>
    <style:style style:name="T105" style:family="text">
      <style:text-properties fo:font-size="26pt" style:font-size-asian="26pt" style:font-name-complex="Gentium Plus" style:font-size-complex="26pt"/>
    </style:style>
    <style:style style:name="T106" style:family="text">
      <style:text-properties fo:font-size="26pt" officeooo:rsid="004aee34" style:font-size-asian="26pt" style:font-name-complex="Gentium Plus" style:font-size-complex="26pt"/>
    </style:style>
    <style:style style:name="T107" style:family="text">
      <style:text-properties fo:font-size="26pt" officeooo:rsid="005f3ccb" style:font-size-asian="26pt" style:font-name-complex="Alef" style:font-size-complex="26pt"/>
    </style:style>
    <style:style style:name="T108" style:family="text">
      <style:text-properties fo:font-size="26pt" officeooo:rsid="005f133b" style:font-size-asian="26pt" style:font-name-complex="Alef" style:font-size-complex="26pt"/>
    </style:style>
    <style:style style:name="T109" style:family="text">
      <style:text-properties fo:font-size="26pt" officeooo:rsid="0095a41b" style:font-size-asian="26pt" style:font-name-complex="Hebrew Samaritan" style:font-size-complex="26pt"/>
    </style:style>
    <style:style style:name="T110" style:family="text">
      <style:text-properties fo:font-size="26pt" officeooo:rsid="0095fa51" style:font-size-asian="26pt" style:font-name-complex="Hebrew Samaritan" style:font-size-complex="26pt"/>
    </style:style>
    <style:style style:name="T111" style:family="text">
      <style:text-properties fo:font-size="48pt" style:font-size-asian="48pt" style:font-size-complex="48pt"/>
    </style:style>
    <style:style style:name="T112" style:family="text">
      <style:text-properties fo:font-size="6pt" style:font-size-asian="6pt" style:font-size-complex="6pt"/>
    </style:style>
    <style:style style:name="T113" style:family="text">
      <style:text-properties fo:font-size="36pt" style:font-size-asian="36pt" style:font-name-complex="Proto Canaanite" style:font-size-complex="36pt"/>
    </style:style>
    <style:style style:name="T114" style:family="text">
      <style:text-properties fo:font-size="36pt" officeooo:rsid="006e7882" style:font-size-asian="36pt" style:font-name-complex="Proto Canaanite" style:font-size-complex="36pt"/>
    </style:style>
    <style:style style:name="T115" style:family="text">
      <style:text-properties fo:font-size="36pt" officeooo:rsid="0095a41b" style:font-size-asian="36pt" style:font-name-complex="Proto Canaanite" style:font-size-complex="36pt"/>
    </style:style>
    <style:style style:name="T116" style:family="text">
      <style:text-properties fo:font-size="36pt" officeooo:rsid="0097062a" style:font-size-asian="36pt" style:font-name-complex="Proto Canaanite" style:font-size-complex="36pt"/>
    </style:style>
    <style:style style:name="T117" style:family="text">
      <style:text-properties fo:font-size="36pt" style:font-size-asian="36pt" style:font-size-complex="36pt"/>
    </style:style>
    <style:style style:name="T118" style:family="text">
      <style:text-properties style:font-name="Ezra SIL SR" fo:font-size="32pt" style:text-underline-style="none" fo:font-weight="normal" officeooo:rsid="00a49543" style:font-size-asian="32pt" style:font-weight-asian="normal" style:font-name-complex="Ezra SIL SR" style:font-size-complex="32pt" style:language-complex="he" style:country-complex="IL" style:font-weight-complex="normal"/>
    </style:style>
    <style:style style:name="T119" style:family="text">
      <style:text-properties style:font-name="Ezra SIL SR" fo:font-size="32pt" style:text-underline-style="none" fo:font-weight="normal" officeooo:rsid="00a85418" style:font-size-asian="32pt" style:font-weight-asian="normal" style:font-name-complex="Ezra SIL SR" style:font-size-complex="32pt" style:language-complex="he" style:country-complex="IL" style:font-weight-complex="normal"/>
    </style:style>
    <style:style style:name="T120" style:family="text">
      <style:text-properties style:font-name="Ezra SIL SR" fo:font-size="32pt" style:text-underline-style="none" fo:font-weight="normal" officeooo:rsid="00a44a8d" style:font-size-asian="32pt" style:font-weight-asian="normal" style:font-size-complex="32pt" style:font-weight-complex="normal"/>
    </style:style>
    <style:style style:name="T121" style:family="text">
      <style:text-properties style:font-name="Ezra SIL SR" fo:font-size="32pt" fo:font-weight="normal" officeooo:rsid="0054be3c" style:font-size-asian="32pt" style:font-weight-asian="normal" style:font-size-complex="32pt" style:font-weight-complex="normal"/>
    </style:style>
    <style:style style:name="T122" style:family="text">
      <style:text-properties style:font-name="Ezra SIL SR" fo:font-size="32pt" fo:font-weight="normal" officeooo:rsid="00222ce7" style:font-size-asian="32pt" style:font-weight-asian="normal" style:font-size-complex="32pt" style:font-weight-complex="normal"/>
    </style:style>
    <style:style style:name="T123" style:family="text">
      <style:text-properties style:font-name="Ezra SIL SR" fo:font-size="32pt" fo:font-weight="normal" officeooo:rsid="0054be3c" style:font-size-asian="32pt" style:font-weight-asian="normal" style:font-name-complex="Ezra SIL" style:font-size-complex="32pt" style:font-weight-complex="normal"/>
    </style:style>
    <style:style style:name="T124" style:family="text">
      <style:text-properties style:font-name="Ezra SIL SR" fo:font-size="14pt" officeooo:rsid="0041df7b" style:font-size-asian="14pt" style:font-name-complex="Ezra SIL" style:font-size-complex="14pt"/>
    </style:style>
    <style:style style:name="T125" style:family="text">
      <style:text-properties style:font-name="Ezra SIL SR" fo:font-size="14pt" style:text-underline-style="none" officeooo:rsid="00222ce7" style:font-size-asian="14pt" style:font-name-complex="Ezra SIL" style:font-size-complex="14pt" style:language-complex="he" style:country-complex="IL"/>
    </style:style>
    <style:style style:name="T126" style:family="text">
      <style:text-properties style:font-name="Ezra SIL SR" fo:font-size="14pt" style:text-underline-style="none" fo:font-weight="normal" officeooo:rsid="0059fa58" style:font-size-asian="14pt" style:font-weight-asian="normal" style:font-name-complex="Ezra SIL SR" style:font-size-complex="14pt" style:language-complex="he" style:country-complex="IL" style:font-weight-complex="normal"/>
    </style:style>
    <style:style style:name="T127" style:family="text">
      <style:text-properties style:font-name="Ezra SIL SR" fo:font-size="48pt" fo:background-color="transparent" loext:char-shading-value="0" style:font-size-asian="48pt" style:font-name-complex="Ezra SIL SR" style:font-size-complex="48pt" style:language-complex="he" style:country-complex="IL"/>
    </style:style>
    <style:style style:name="T128" style:family="text">
      <style:text-properties style:font-name="Ezra SIL SR" fo:font-size="48pt" style:font-size-asian="48pt" style:font-name-complex="Ezra SIL SR" style:font-size-complex="48pt" style:language-complex="he" style:country-complex="IL"/>
    </style:style>
    <style:style style:name="T129" style:family="text">
      <style:text-properties style:font-name="Ezra SIL SR" fo:font-size="24pt" officeooo:rsid="004b9c34" style:font-size-asian="24pt" style:font-name-complex="Ezra SIL SR" style:font-size-complex="24pt" style:language-complex="he" style:country-complex="IL"/>
    </style:style>
    <style:style style:name="T130" style:family="text">
      <style:text-properties style:font-name="Ezra SIL SR" fo:font-size="26pt" style:font-size-asian="26pt" style:font-name-complex="Stam Ashkenaz CLM" style:font-size-complex="26pt" style:language-complex="he" style:country-complex="IL"/>
    </style:style>
    <style:style style:name="T131" style:family="text">
      <style:text-properties style:font-name="Ezra SIL SR" fo:font-size="26pt" style:font-size-asian="26pt" style:font-name-complex="Ktav Yad CLM" style:font-size-complex="26pt" style:language-complex="he" style:country-complex="IL"/>
    </style:style>
    <style:style style:name="T132" style:family="text">
      <style:text-properties style:font-name="Ezra SIL SR" fo:font-size="26pt" officeooo:rsid="005f3ccb" style:font-size-asian="26pt" style:font-name-complex="Alef" style:font-size-complex="26pt" style:language-complex="he" style:country-complex="IL"/>
    </style:style>
    <style:style style:name="T133" style:family="text">
      <style:text-properties style:font-name="Ezra SIL SR" fo:font-size="26pt" officeooo:rsid="00732806" style:font-size-asian="26pt" style:font-name-complex="Mekorot-Rashi" style:font-size-complex="26pt" style:language-complex="he" style:country-complex="IL"/>
    </style:style>
    <style:style style:name="T134" style:family="text">
      <style:text-properties style:font-name="Ezra SIL SR" fo:font-size="26pt" style:font-size-asian="26pt" style:font-name-complex="Gentium Plus" style:font-size-complex="26pt"/>
    </style:style>
    <style:style style:name="T135" style:family="text">
      <style:text-properties style:font-name="Ezra SIL SR" fo:font-size="26pt" officeooo:rsid="004b9c34" style:font-size-asian="26pt" style:font-name-complex="Gentium Plus" style:font-size-complex="26pt" style:language-complex="he" style:country-complex="IL"/>
    </style:style>
    <style:style style:name="T136" style:family="text">
      <style:text-properties style:font-name="Ezra SIL SR" fo:font-size="26pt" officeooo:rsid="004aee34" style:font-size-asian="26pt" style:font-name-complex="Gentium Plus" style:font-size-complex="26pt" style:language-complex="he" style:country-complex="IL"/>
    </style:style>
    <style:style style:name="T137" style:family="text">
      <style:text-properties style:font-name="Ezra SIL SR" fo:font-size="26pt" officeooo:rsid="004aee34" style:font-size-asian="26pt" style:font-name-complex="Gentium Plus" style:font-size-complex="26pt"/>
    </style:style>
    <style:style style:name="T138" style:family="text">
      <style:text-properties style:font-name="Ezra SIL SR" fo:font-size="26pt" fo:background-color="transparent" loext:char-shading-value="0" style:font-size-asian="26pt" style:font-name-complex="Ezra SIL SR" style:font-size-complex="26pt" style:language-complex="he" style:country-complex="IL"/>
    </style:style>
    <style:style style:name="T139" style:family="text">
      <style:text-properties style:font-name="Ezra SIL SR" fo:font-size="26pt" fo:background-color="transparent" loext:char-shading-value="0" style:font-size-asian="26pt" style:font-name-complex="Gentium" style:font-size-complex="26pt" style:language-complex="he" style:country-complex="IL"/>
    </style:style>
    <style:style style:name="T140" style:family="text">
      <style:text-properties style:font-name="Ezra SIL SR" fo:font-size="26pt" officeooo:rsid="0095a41b" fo:background-color="transparent" loext:char-shading-value="0" style:font-size-asian="26pt" style:font-name-complex="Hebrew Samaritan" style:font-size-complex="26pt" style:language-complex="he" style:country-complex="IL"/>
    </style:style>
    <style:style style:name="T141" style:family="text">
      <style:text-properties style:font-name="Ezra SIL SR" fo:font-size="12pt" style:font-size-asian="10.5pt" style:font-name-complex="Ezra SIL SR" style:font-size-complex="12pt" style:language-complex="he" style:country-complex="IL"/>
    </style:style>
    <style:style style:name="T142" style:family="text">
      <style:text-properties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143" style:family="text">
      <style:text-properties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144" style:family="text">
      <style:text-properties style:font-name="Ezra SIL SR" fo:font-size="44pt" officeooo:rsid="00348788" style:font-size-asian="44pt" style:font-name-complex="Ezra SIL SR" style:font-size-complex="44pt" style:language-complex="he" style:country-complex="IL"/>
    </style:style>
    <style:style style:name="T145" style:family="text">
      <style:text-properties style:font-name="Ezra SIL SR" fo:font-size="13pt" fo:background-color="transparent" loext:char-shading-value="0" style:font-size-asian="13pt" style:font-name-complex="Ezra SIL SR" style:font-size-complex="13pt" style:language-complex="he" style:country-complex="IL"/>
    </style:style>
    <style:style style:name="T146" style:family="text">
      <style:text-properties style:font-name="Ezra SIL SR" fo:font-size="16pt" officeooo:rsid="007bd7c8" style:font-size-asian="16pt" style:font-name-complex="Ezra SIL SR" style:font-size-complex="16pt" style:language-complex="he" style:country-complex="IL"/>
    </style:style>
    <style:style style:name="T147" style:family="text">
      <style:text-properties style:font-name="Ezra SIL SR" fo:font-size="16pt" officeooo:rsid="004b9c34" style:font-size-asian="16pt" style:font-name-complex="Ezra SIL SR" style:font-size-complex="16pt" style:language-complex="he" style:country-complex="IL"/>
    </style:style>
    <style:style style:name="T148" style:family="text">
      <style:text-properties style:font-name="Ezra SIL SR" fo:font-size="16pt" officeooo:rsid="007bd7c8" style:font-size-asian="16pt" style:font-name-complex="Ezra SIL SR" style:font-size-complex="16pt"/>
    </style:style>
    <style:style style:name="T149" style:family="text">
      <style:text-properties style:font-name="Ezra SIL SR" fo:font-size="16pt" officeooo:rsid="004b9c34" style:font-size-asian="16pt" style:font-name-complex="Ezra SIL SR" style:font-size-complex="16pt"/>
    </style:style>
    <style:style style:name="T150" style:family="text">
      <style:text-properties style:font-name="Linux Biolinum" fo:font-size="18pt" fo:font-weight="normal" officeooo:rsid="00801def" style:font-size-asian="18pt" style:font-weight-asian="normal" style:font-name-complex="Shofar" style:font-size-complex="18pt" style:language-complex="he" style:country-complex="IL" style:font-weight-complex="normal"/>
    </style:style>
    <style:style style:name="T151" style:family="text">
      <style:text-properties style:font-name="Linux Biolinum" fo:font-size="18pt" fo:font-weight="normal" officeooo:rsid="00a60edb" style:font-size-asian="18pt" style:font-weight-asian="normal" style:font-name-complex="Shofar" style:font-size-complex="18pt" style:language-complex="he" style:country-complex="IL" style:font-weight-complex="normal"/>
    </style:style>
    <style:style style:name="T152" style:family="text">
      <style:text-properties style:font-name="Linux Biolinum" fo:font-size="18pt" fo:font-weight="normal" officeooo:rsid="00a6af83" style:font-size-asian="18pt" style:font-weight-asian="normal" style:font-name-complex="Shofar" style:font-size-complex="18pt" style:language-complex="he" style:country-complex="IL" style:font-weight-complex="normal"/>
    </style:style>
    <style:style style:name="T153" style:family="text">
      <style:text-properties style:use-window-font-color="true"/>
    </style:style>
    <style:style style:name="T154" style:family="text">
      <style:text-properties style:use-window-font-color="true" officeooo:rsid="0041b582"/>
    </style:style>
    <style:style style:name="T155" style:family="text">
      <style:text-properties style:use-window-font-color="true" fo:font-style="normal" style:text-underline-style="none" fo:font-weight="bold" officeooo:rsid="005d0dc2" style:font-style-asian="normal" style:font-weight-asian="bold" style:font-style-complex="normal" style:font-weight-complex="bold"/>
    </style:style>
    <style:style style:name="T156" style:family="text">
      <style:text-properties style:use-window-font-color="true" style:text-underline-style="none" officeooo:rsid="005d0dc2" style:font-name-complex="Ezra SIL"/>
    </style:style>
    <style:style style:name="T157" style:family="text">
      <style:text-properties style:use-window-font-color="true" style:text-underline-style="none" fo:font-weight="bold" officeooo:rsid="005d0dc2" style:font-weight-asian="bold" style:font-weight-complex="bold"/>
    </style:style>
    <style:style style:name="T158" style:family="text">
      <style:text-properties style:use-window-font-color="true" fo:font-weight="bold" officeooo:rsid="005d0dc2" style:font-weight-asian="bold" style:font-weight-complex="bold"/>
    </style:style>
    <style:style style:name="T159" style:family="text">
      <style:text-properties style:use-window-font-color="true" style:font-name="Mekorot-Rashi" fo:font-size="26pt" officeooo:rsid="00732806" style:font-size-asian="26pt" style:font-name-complex="Mekorot-Rashi" style:font-size-complex="26pt"/>
    </style:style>
    <style:style style:name="T160" style:family="text">
      <style:text-properties style:use-window-font-color="true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161" style:family="text">
      <style:text-properties style:use-window-font-color="true" style:font-name="FreeSans" fo:font-size="32pt" style:text-underline-style="none" fo:font-weight="normal" officeooo:rsid="00a44a8d" style:font-size-asian="32pt" style:font-weight-asian="normal" style:font-name-complex="Ezra SIL SR" style:font-size-complex="32pt" style:language-complex="he" style:country-complex="IL" style:font-weight-complex="normal"/>
    </style:style>
    <style:style style:name="T162" style:family="text">
      <style:text-properties style:use-window-font-color="true" style:font-name="FreeSans" fo:font-size="32pt" style:text-underline-style="none" fo:font-weight="normal" officeooo:rsid="00a49543" style:font-size-asian="32pt" style:font-weight-asian="normal" style:font-size-complex="32pt" style:font-weight-complex="normal"/>
    </style:style>
    <style:style style:name="T163" style:family="text">
      <style:text-properties style:use-window-font-color="true" style:font-name="FreeSans" fo:font-size="32pt" style:text-underline-style="none" fo:font-weight="normal" officeooo:rsid="005840a3" style:font-size-asian="32pt" style:font-weight-asian="normal" style:font-size-complex="32pt" style:font-weight-complex="normal"/>
    </style:style>
    <style:style style:name="T164" style:family="text">
      <style:text-properties style:use-window-font-color="true" fo:font-size="20pt" style:text-underline-style="none" fo:font-weight="normal" officeooo:rsid="0019ba32" style:font-size-asian="20pt" style:font-weight-asian="normal" style:font-size-complex="20pt" style:font-weight-complex="normal"/>
    </style:style>
    <style:style style:name="T165" style:family="text">
      <style:text-properties officeooo:rsid="00149045"/>
    </style:style>
    <style:style style:name="T166" style:family="text">
      <style:text-properties officeooo:rsid="0014b432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font-size="14pt" officeooo:rsid="00728ac5" style:font-size-asian="14pt" style:font-size-complex="14pt"/>
    </style:style>
    <style:style style:name="T169" style:family="text">
      <style:text-properties fo:font-size="14pt" style:font-size-asian="14pt" style:font-name-complex="Ezra SIL" style:font-size-complex="14pt"/>
    </style:style>
    <style:style style:name="T170" style:family="text">
      <style:text-properties fo:font-size="14pt" officeooo:rsid="005a6bf7" style:font-size-asian="14pt" style:font-name-complex="Ezra SIL" style:font-size-complex="14pt"/>
    </style:style>
    <style:style style:name="T171" style:family="text">
      <style:text-properties fo:font-size="14pt" officeooo:rsid="00728ac5" style:font-size-asian="12.25pt" style:font-size-complex="14pt"/>
    </style:style>
    <style:style style:name="T172" style:family="text">
      <style:text-properties officeooo:rsid="00155806"/>
    </style:style>
    <style:style style:name="T173" style:family="text">
      <style:text-properties officeooo:rsid="00159032"/>
    </style:style>
    <style:style style:name="T174" style:family="text">
      <style:text-properties officeooo:rsid="0018b2de"/>
    </style:style>
    <style:style style:name="T175" style:family="text">
      <style:text-properties officeooo:rsid="001a4c34"/>
    </style:style>
    <style:style style:name="T176" style:family="text">
      <style:text-properties officeooo:rsid="001c2463"/>
    </style:style>
    <style:style style:name="T177" style:family="text">
      <style:text-properties fo:font-size="30pt" style:font-size-asian="30pt" style:font-name-complex="Stam Ashkenaz CLM" style:font-size-complex="30pt"/>
    </style:style>
    <style:style style:name="T178" style:family="text">
      <style:text-properties officeooo:rsid="0041df7b"/>
    </style:style>
    <style:style style:name="T179" style:family="text">
      <style:text-properties style:font-name="FreeSans" fo:font-size="32pt" officeooo:rsid="0054be3c" style:font-size-asian="32pt" style:font-name-complex="Ezra SIL" style:font-size-complex="32pt" style:language-complex="he" style:country-complex="IL"/>
    </style:style>
    <style:style style:name="T180" style:family="text">
      <style:text-properties style:font-name="FreeSans" fo:font-size="32pt" style:text-underline-style="none" officeooo:rsid="0041df7b" style:font-size-asian="32pt" style:font-name-complex="Ezra SIL SR" style:font-size-complex="32pt" style:language-complex="he" style:country-complex="IL"/>
    </style:style>
    <style:style style:name="T181" style:family="text">
      <style:text-properties style:font-name="FreeSans" fo:font-size="32pt" style:text-underline-style="none" officeooo:rsid="004b9c34" style:font-size-asian="32pt" style:font-name-complex="Ezra SIL SR" style:font-size-complex="32pt" style:language-complex="he" style:country-complex="IL"/>
    </style:style>
    <style:style style:name="T182" style:family="text">
      <style:text-properties style:font-name="FreeSans" fo:font-size="32pt" style:text-underline-style="none" officeooo:rsid="00a44a8d" style:font-size-asian="32pt" style:font-name-complex="Ezra SIL SR" style:font-size-complex="32pt" style:language-complex="he" style:country-complex="IL"/>
    </style:style>
    <style:style style:name="T183" style:family="text">
      <style:text-properties style:font-name="FreeSans" fo:font-size="32pt" style:text-underline-style="none" officeooo:rsid="00a49543" style:font-size-asian="32pt" style:font-name-complex="Ezra SIL SR" style:font-size-complex="32pt" style:language-complex="he" style:country-complex="IL"/>
    </style:style>
    <style:style style:name="T184" style:family="text">
      <style:text-properties style:font-name="FreeSans" fo:font-size="11pt" style:text-underline-style="none" officeooo:rsid="0054be3c" style:font-size-asian="11pt" style:font-name-complex="Ezra SIL" style:font-size-complex="11pt" style:language-complex="he" style:country-complex="IL"/>
    </style:style>
    <style:style style:name="T185" style:family="text">
      <style:text-properties style:font-name="FreeSans" fo:font-size="12pt" fo:background-color="transparent" loext:char-shading-value="0" style:font-size-asian="12pt" style:font-name-complex="FreeSans" style:font-size-complex="12pt" style:language-complex="he" style:country-complex="IL"/>
    </style:style>
    <style:style style:name="T186" style:family="text">
      <style:text-properties style:font-name="FreeSans" fo:font-size="12pt" fo:background-color="transparent" loext:char-shading-value="0" style:font-size-asian="12pt" style:font-name-complex="Ezra SIL" style:font-size-complex="12pt" style:language-complex="he" style:country-complex="IL"/>
    </style:style>
    <style:style style:name="T187" style:family="text">
      <style:text-properties style:font-name="FreeSans" fo:font-size="12pt" style:text-underline-style="none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188" style:family="text">
      <style:text-properties style:font-name="FreeSans" fo:font-size="12pt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189" style:family="text">
      <style:text-properties officeooo:rsid="00430324"/>
    </style:style>
    <style:style style:name="T190" style:family="text">
      <style:text-properties fo:font-size="32pt" style:font-size-asian="32pt" style:font-name-complex="Proto Canaanite" style:font-size-complex="32pt"/>
    </style:style>
    <style:style style:name="T191" style:family="text">
      <style:text-properties fo:font-size="32pt" officeooo:rsid="0095a41b" style:font-size-asian="32pt" style:font-name-complex="Proto Canaanite" style:font-size-complex="32pt"/>
    </style:style>
    <style:style style:name="T192" style:family="text">
      <style:text-properties fo:font-size="32pt" officeooo:rsid="0097062a" style:font-size-asian="32pt" style:font-name-complex="Proto Canaanite" style:font-size-complex="32pt"/>
    </style:style>
    <style:style style:name="T193" style:family="text">
      <style:text-properties fo:font-size="32pt" style:font-size-asian="32pt" style:font-name-complex="Nachlaot" style:font-size-complex="32pt"/>
    </style:style>
    <style:style style:name="T194" style:family="text">
      <style:text-properties fo:font-size="32pt" style:text-underline-style="none" officeooo:rsid="00a44a8d" style:font-size-asian="32pt" style:font-name-complex="Ezra SIL SR" style:font-size-complex="32pt"/>
    </style:style>
    <style:style style:name="T195" style:family="text">
      <style:text-properties fo:font-size="13pt" style:font-size-asian="13pt" style:font-size-complex="13pt"/>
    </style:style>
    <style:style style:name="T196" style:family="text">
      <style:text-properties fo:font-size="13pt" officeooo:rsid="0019ba32" style:font-size-asian="13pt" style:font-size-complex="13pt"/>
    </style:style>
    <style:style style:name="T197" style:family="text">
      <style:text-properties fo:font-size="13pt" officeooo:rsid="0054be3c" style:font-size-asian="13pt" style:font-size-complex="13pt"/>
    </style:style>
    <style:style style:name="T198" style:family="text">
      <style:text-properties style:font-name="Ezra SIL" fo:font-size="32pt" officeooo:rsid="0041df7b" style:font-size-asian="32pt" style:font-name-complex="Ezra SIL" style:font-size-complex="32pt"/>
    </style:style>
    <style:style style:name="T199" style:family="text">
      <style:text-properties fo:font-size="24pt" style:font-size-asian="24pt" style:font-size-complex="24pt"/>
    </style:style>
    <style:style style:name="T200" style:family="text">
      <style:text-properties fo:font-size="24pt" officeooo:rsid="0095a41b" style:font-size-asian="24pt" style:font-name-complex="Hebrew Samaritan" style:font-size-complex="24pt"/>
    </style:style>
    <style:style style:name="T201" style:family="text">
      <style:text-properties officeooo:rsid="004c5545"/>
    </style:style>
    <style:style style:name="T202" style:family="text">
      <style:text-properties officeooo:rsid="0051ba41"/>
    </style:style>
    <style:style style:name="T203" style:family="text">
      <style:text-properties officeooo:rsid="0054be3c"/>
    </style:style>
    <style:style style:name="T204" style:family="text">
      <style:text-properties officeooo:rsid="005ce1fb"/>
    </style:style>
    <style:style style:name="T205" style:family="text">
      <style:text-properties officeooo:rsid="005d0dc2"/>
    </style:style>
    <style:style style:name="T206" style:family="text">
      <style:text-properties style:font-name-complex="Ezra SIL"/>
    </style:style>
    <style:style style:name="T207" style:family="text">
      <style:text-properties officeooo:rsid="0018b2de" style:font-name-complex="Ezra SIL"/>
    </style:style>
    <style:style style:name="T208" style:family="text">
      <style:text-properties officeooo:rsid="00155806" style:font-name-complex="Ezra SIL"/>
    </style:style>
    <style:style style:name="T209" style:family="text">
      <style:text-properties officeooo:rsid="001c2463" style:font-name-complex="Ezra SIL"/>
    </style:style>
    <style:style style:name="T210" style:family="text">
      <style:text-properties officeooo:rsid="00159032" style:font-name-complex="Ezra SIL"/>
    </style:style>
    <style:style style:name="T211" style:family="text">
      <style:text-properties officeooo:rsid="00430324" style:font-name-complex="Ezra SIL"/>
    </style:style>
    <style:style style:name="T212" style:family="text">
      <style:text-properties officeooo:rsid="0043de61" style:font-name-complex="Ezra SIL"/>
    </style:style>
    <style:style style:name="T213" style:family="text">
      <style:text-properties officeooo:rsid="0019ba32" style:font-name-complex="Ezra SIL"/>
    </style:style>
    <style:style style:name="T214" style:family="text">
      <style:text-properties officeooo:rsid="0014b432" style:font-name-complex="Ezra SIL"/>
    </style:style>
    <style:style style:name="T215" style:family="text">
      <style:text-properties officeooo:rsid="001a4c34" style:font-name-complex="Ezra SIL"/>
    </style:style>
    <style:style style:name="T216" style:family="text">
      <style:text-properties officeooo:rsid="0041df7b" style:font-name-complex="Ezra SIL"/>
    </style:style>
    <style:style style:name="T217" style:family="text">
      <style:text-properties officeooo:rsid="004aee34" style:font-name-complex="Ezra SIL"/>
    </style:style>
    <style:style style:name="T218" style:family="text">
      <style:text-properties officeooo:rsid="004c5545" style:font-name-complex="Ezra SIL"/>
    </style:style>
    <style:style style:name="T219" style:family="text">
      <style:text-properties officeooo:rsid="0051ba41" style:font-name-complex="Ezra SIL"/>
    </style:style>
    <style:style style:name="T220" style:family="text">
      <style:text-properties officeooo:rsid="0060dcd0" style:font-name-complex="Ezra SIL"/>
    </style:style>
    <style:style style:name="T221" style:family="text">
      <style:text-properties officeooo:rsid="0066b7e5" style:font-name-complex="Ezra SIL"/>
    </style:style>
    <style:style style:name="T222" style:family="text">
      <style:text-properties officeooo:rsid="006e7882" style:font-name-complex="Ezra SIL"/>
    </style:style>
    <style:style style:name="T223" style:family="text">
      <style:text-properties officeooo:rsid="00832ffe" style:font-name-complex="Ezra SIL"/>
    </style:style>
    <style:style style:name="T224" style:family="text">
      <style:text-properties officeooo:rsid="00902703" style:font-name-complex="Ezra SIL"/>
    </style:style>
    <style:style style:name="T225" style:family="text">
      <style:text-properties fo:color="#ffffff" style:font-name="Ezra SIL SR" fo:font-size="26pt" fo:background-color="transparent" loext:char-shading-value="0" style:font-size-asian="26pt" style:font-name-complex="Gentium Plus" style:font-size-complex="26pt" style:language-complex="he" style:country-complex="IL"/>
    </style:style>
    <style:style style:name="T226" style:family="text">
      <style:text-properties fo:color="#ffffff" style:font-name="Ezra SIL SR" fo:font-size="26pt" officeooo:rsid="0095fa51" fo:background-color="transparent" loext:char-shading-value="0" style:font-size-asian="26pt" style:font-name-complex="Hebrew Samaritan" style:font-size-complex="26pt" style:language-complex="he" style:country-complex="IL"/>
    </style:style>
    <style:style style:name="T227" style:family="text">
      <style:text-properties fo:color="#ffffff" style:font-name="Ezra SIL SR" fo:font-size="26pt" fo:background-color="transparent" loext:char-shading-value="0" style:font-size-asian="26pt" style:font-name-complex="Stam Ashkenaz CLM" style:font-size-complex="26pt" style:language-complex="he" style:country-complex="IL"/>
    </style:style>
    <style:style style:name="T228" style:family="text">
      <style:text-properties fo:color="#ffffff" style:font-name="Ezra SIL SR" fo:font-size="26pt" officeooo:rsid="005f133b" fo:background-color="transparent" loext:char-shading-value="0" style:font-size-asian="26pt" style:font-name-complex="Alef" style:font-size-complex="26pt" style:language-complex="he" style:country-complex="IL"/>
    </style:style>
    <style:style style:name="T229" style:family="text">
      <style:text-properties fo:color="#ffffff" style:font-name="Ezra SIL SR" fo:font-size="26pt" officeooo:rsid="00a21319" fo:background-color="transparent" loext:char-shading-value="0" style:font-size-asian="26pt" style:font-name-complex="Ktav Yad CLM" style:font-size-complex="26pt" style:language-complex="he" style:country-complex="IL"/>
    </style:style>
    <style:style style:name="T230" style:family="text">
      <style:text-properties fo:color="#ffffff" style:font-name="Ezra SIL SR" fo:font-size="12pt" fo:background-color="transparent" loext:char-shading-value="0" style:font-size-asian="10.5pt" style:font-name-complex="Gentium" style:font-size-complex="12pt" style:language-complex="he" style:country-complex="IL"/>
    </style:style>
    <style:style style:name="T231" style:family="text">
      <style:text-properties fo:color="#ffffff"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232" style:family="text">
      <style:text-properties fo:color="#ffffff" style:font-name="Ezra SIL SR" fo:font-size="36pt" fo:background-color="transparent" loext:char-shading-value="0" style:font-size-asian="36pt" style:font-name-complex="Proto Canaanite" style:font-size-complex="36pt" style:language-complex="he" style:country-complex="IL"/>
    </style:style>
    <style:style style:name="T233" style:family="text">
      <style:text-properties fo:color="#ffffff"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234" style:family="text">
      <style:text-properties fo:color="#ffffff" style:font-name="Ezra SIL SR" fo:font-size="22pt" fo:background-color="transparent" loext:char-shading-value="0" style:font-size-asian="22pt" style:font-name-complex="Stam Ashkenaz CLM" style:font-size-complex="22pt" style:language-complex="he" style:country-complex="IL"/>
    </style:style>
    <style:style style:name="T235" style:family="text">
      <style:text-properties fo:color="#ffffff" style:font-name="Ezra SIL SR" fo:font-size="22pt" fo:background-color="transparent" loext:char-shading-value="0" style:font-size-asian="22pt" style:font-name-complex="Alef" style:font-size-complex="22pt" style:language-complex="he" style:country-complex="IL"/>
    </style:style>
    <style:style style:name="T236" style:family="text">
      <style:text-properties style:font-name="Miriam CLM" fo:font-size="26pt" officeooo:rsid="005f133b" style:font-size-asian="26pt" style:font-name-complex="Alef" style:font-size-complex="26pt"/>
    </style:style>
    <style:style style:name="T237" style:family="text">
      <style:text-properties fo:font-size="10pt" officeooo:rsid="005f133b" style:font-size-asian="10pt" style:font-name-complex="Alef" style:font-size-complex="10pt"/>
    </style:style>
    <style:style style:name="T238" style:family="text">
      <style:text-properties fo:font-size="10pt" style:font-size-asian="10pt" style:font-size-complex="10pt"/>
    </style:style>
    <style:style style:name="T239" style:family="text">
      <style:text-properties fo:font-size="8pt" fo:font-style="normal" officeooo:rsid="0016e16c" style:font-size-asian="8pt" style:font-style-asian="normal" style:font-size-complex="8pt" style:font-style-complex="normal"/>
    </style:style>
    <style:style style:name="T240" style:family="text">
      <style:text-properties fo:font-size="8pt" fo:font-style="normal" officeooo:rsid="0051ba41" style:font-size-asian="8pt" style:font-style-asian="normal" style:font-size-complex="8pt" style:font-style-complex="normal"/>
    </style:style>
    <style:style style:name="T241" style:family="text">
      <style:text-properties fo:font-size="8pt" style:text-underline-style="none" fo:font-weight="normal" officeooo:rsid="00abfedb" style:font-size-asian="8pt" style:font-weight-asian="normal" style:font-size-complex="8pt" style:font-weight-complex="normal"/>
    </style:style>
    <style:style style:name="T242" style:family="text">
      <style:text-properties fo:font-size="8pt" style:text-underline-style="none" fo:font-weight="bold" officeooo:rsid="00abfedb" style:font-size-asian="8pt" style:font-weight-asian="bold" style:font-size-complex="8pt" style:font-weight-complex="bold"/>
    </style:style>
    <style:style style:name="T243" style:family="text">
      <style:text-properties style:font-name-complex="Shlomo"/>
    </style:style>
    <style:style style:name="T244" style:family="text">
      <style:text-properties officeooo:rsid="005d0dc2" style:font-name-complex="Shlomo"/>
    </style:style>
    <style:style style:name="T245" style:family="text">
      <style:text-properties officeooo:rsid="0066b7e5"/>
    </style:style>
    <style:style style:name="T246" style:family="text">
      <style:text-properties fo:font-size="9pt" style:text-underline-style="none" officeooo:rsid="0020014a" style:font-size-asian="9pt" style:font-size-complex="9pt"/>
    </style:style>
    <style:style style:name="T247" style:family="text">
      <style:text-properties fo:font-size="9pt" style:text-underline-style="none" officeooo:rsid="0066b7e5" style:font-size-asian="9pt" style:font-size-complex="9pt"/>
    </style:style>
    <style:style style:name="T248" style:family="text">
      <style:text-properties fo:font-size="9pt" style:text-underline-style="none" officeooo:rsid="005f133b" style:font-size-asian="9pt" style:font-size-complex="9pt"/>
    </style:style>
    <style:style style:name="T249" style:family="text">
      <style:text-properties fo:font-size="9pt" style:text-underline-style="none" officeooo:rsid="009c89b3" style:font-size-asian="9pt" style:font-size-complex="9pt"/>
    </style:style>
    <style:style style:name="T250" style:family="text">
      <style:text-properties fo:font-size="9pt" style:font-size-asian="9pt" style:font-size-complex="9pt"/>
    </style:style>
    <style:style style:name="T251" style:family="text">
      <style:text-properties fo:font-size="9pt" officeooo:rsid="0019ba32" style:font-size-asian="9pt" style:font-size-complex="9pt"/>
    </style:style>
    <style:style style:name="T252" style:family="text">
      <style:text-properties fo:font-size="9pt" officeooo:rsid="006e7882" style:font-size-asian="9pt" style:font-size-complex="9pt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officeooo:rsid="005d0dc2" style:font-weight-asian="bold" style:font-weight-complex="bold"/>
    </style:style>
    <style:style style:name="T255" style:family="text">
      <style:text-properties fo:font-weight="bold" officeooo:rsid="0066b7e5" style:font-weight-asian="bold" style:font-weight-complex="bold"/>
    </style:style>
    <style:style style:name="T256" style:family="text">
      <style:text-properties fo:font-weight="bold" officeooo:rsid="00149045" style:font-weight-asian="bold" style:font-weight-complex="bold"/>
    </style:style>
    <style:style style:name="T257" style:family="text">
      <style:text-properties fo:font-weight="bold" officeooo:rsid="001a4c34" style:font-weight-asian="bold" style:font-weight-complex="bold"/>
    </style:style>
    <style:style style:name="T258" style:family="text">
      <style:text-properties fo:font-weight="bold" officeooo:rsid="00159032" style:font-weight-asian="bold" style:font-weight-complex="bold"/>
    </style:style>
    <style:style style:name="T259" style:family="text">
      <style:text-properties fo:font-weight="bold" officeooo:rsid="004aee34" style:font-weight-asian="bold" style:font-weight-complex="bold"/>
    </style:style>
    <style:style style:name="T260" style:family="text">
      <style:text-properties fo:font-size="12pt" style:font-size-asian="12pt" style:font-size-complex="12pt"/>
    </style:style>
    <style:style style:name="T261" style:family="text">
      <style:text-properties fo:font-size="12pt" officeooo:rsid="0019ba32" style:font-size-asian="12pt" style:font-size-complex="12pt"/>
    </style:style>
    <style:style style:name="T262" style:family="text">
      <style:text-properties style:font-name-complex="Gentium Book Basic"/>
    </style:style>
    <style:style style:name="T263" style:family="text">
      <style:text-properties officeooo:rsid="00728ac5"/>
    </style:style>
    <style:style style:name="T264" style:family="text">
      <style:text-properties style:font-name="Mekorot-Rashi" fo:font-size="36pt" officeooo:rsid="00728ac5" style:font-size-asian="36pt" style:font-name-complex="GartonRashi" style:font-size-complex="36pt"/>
    </style:style>
    <style:style style:name="T265" style:family="text">
      <style:text-properties style:font-name="Mekorot-Rashi" fo:font-size="36pt" officeooo:rsid="00728ac5" style:font-size-asian="36pt" style:font-name-complex="Mekorot-Rashi" style:font-size-complex="36pt"/>
    </style:style>
    <style:style style:name="T266" style:family="text">
      <style:text-properties style:font-name="Mekorot-Rashi" fo:font-size="36pt" officeooo:rsid="00728ac5" fo:background-color="transparent" loext:char-shading-value="0" style:font-size-asian="36pt" style:font-name-complex="GartonRashi" style:font-size-complex="36pt" style:language-complex="he" style:country-complex="IL"/>
    </style:style>
    <style:style style:name="T267" style:family="text">
      <style:text-properties style:font-name="Mekorot-Rashi" fo:font-size="36pt" officeooo:rsid="00732806" fo:background-color="transparent" loext:char-shading-value="0" style:font-size-asian="36pt" style:font-name-complex="Mekorot-Rashi" style:font-size-complex="36pt" style:language-complex="he" style:country-complex="IL"/>
    </style:style>
    <style:style style:name="T268" style:family="text">
      <style:text-properties style:font-name="Mekorot-Rashi" fo:font-size="26pt" officeooo:rsid="00732806" style:font-size-asian="26pt" style:font-name-complex="GartonRashi" style:font-size-complex="26pt"/>
    </style:style>
    <style:style style:name="T269" style:family="text">
      <style:text-properties style:font-name="Mekorot-Rashi" fo:font-size="26pt" officeooo:rsid="00728ac5" style:font-size-asian="26pt" style:font-name-complex="GartonRashi" style:font-size-complex="26pt" style:language-complex="he" style:country-complex="IL"/>
    </style:style>
    <style:style style:name="T270" style:family="text">
      <style:text-properties style:font-name="Mekorot-Rashi" fo:font-size="26pt" officeooo:rsid="00732806" style:font-size-asian="26pt" style:font-name-complex="GartonRashi" style:font-size-complex="26pt" style:language-complex="he" style:country-complex="IL"/>
    </style:style>
    <style:style style:name="T271" style:family="text">
      <style:text-properties style:font-name="Mekorot-Rashi" fo:font-size="26pt" officeooo:rsid="00732806" style:font-size-asian="26pt" style:font-name-complex="Mekorot-Rashi" style:font-size-complex="26pt"/>
    </style:style>
    <style:style style:name="T272" style:family="text">
      <style:text-properties style:font-name="Mekorot-Rashi" fo:font-size="26pt" officeooo:rsid="00728ac5" style:font-size-asian="26pt" style:font-name-complex="Mekorot-Rashi" style:font-size-complex="26pt"/>
    </style:style>
    <style:style style:name="T273" style:family="text">
      <style:text-properties style:font-name="Mekorot-Rashi" fo:font-size="26pt" officeooo:rsid="00763417" style:font-size-asian="26pt" style:font-name-complex="Mekorot-Rashi" style:font-size-complex="26pt"/>
    </style:style>
    <style:style style:name="T274" style:family="text">
      <style:text-properties style:font-name="Mekorot-Rashi" fo:font-size="26pt" officeooo:rsid="00728ac5" fo:background-color="transparent" loext:char-shading-value="0" style:font-size-asian="26pt" style:font-name-complex="GartonRashi" style:font-size-complex="26pt" style:language-complex="he" style:country-complex="IL"/>
    </style:style>
    <style:style style:name="T275" style:family="text">
      <style:text-properties style:font-name="Mekorot-Rashi" fo:font-size="26pt" officeooo:rsid="00732806" fo:background-color="transparent" loext:char-shading-value="0" style:font-size-asian="26pt" style:font-name-complex="Mekorot-Rashi" style:font-size-complex="26pt" style:language-complex="he" style:country-complex="IL"/>
    </style:style>
    <style:style style:name="T276" style:family="text">
      <style:text-properties fo:font-size="16pt" officeooo:rsid="007bd7c8" style:font-size-asian="16pt" style:font-name-complex="Ezra SIL SR" style:font-size-complex="16pt"/>
    </style:style>
    <style:style style:name="T277" style:family="text">
      <style:text-properties fo:font-size="16pt" officeooo:rsid="004b9c34" style:font-size-asian="16pt" style:font-name-complex="Ezra SIL SR" style:font-size-complex="16pt"/>
    </style:style>
    <style:style style:name="T278" style:family="text">
      <style:text-properties fo:font-size="16pt" officeooo:rsid="007bd7c8" style:font-size-asian="16pt" style:font-size-complex="16pt"/>
    </style:style>
    <style:style style:name="T279" style:family="text">
      <style:text-properties fo:font-size="16pt" officeooo:rsid="004b9c34" style:font-size-asian="16pt" style:font-size-complex="16pt"/>
    </style:style>
    <style:style style:name="T280" style:family="text">
      <style:text-properties fo:font-size="16pt" officeooo:rsid="007bcdf2" style:font-size-asian="16pt" style:font-size-complex="16pt"/>
    </style:style>
    <style:style style:name="T281" style:family="text">
      <style:text-properties fo:font-size="16pt" officeooo:rsid="009e4a0f" style:font-size-asian="16pt" style:font-size-complex="16pt"/>
    </style:style>
    <style:style style:name="T282" style:family="text">
      <style:text-properties fo:font-size="16pt" officeooo:rsid="007bd7c8" style:font-size-asian="16pt" style:font-name-complex="Gentium Plus" style:font-size-complex="16pt"/>
    </style:style>
    <style:style style:name="T283" style:family="text">
      <style:text-properties fo:font-size="20pt" officeooo:rsid="004b9c34" style:font-size-asian="20pt" style:font-size-complex="20pt"/>
    </style:style>
    <style:style style:name="T284" style:family="text">
      <style:text-properties fo:font-size="20pt" fo:font-weight="normal" officeooo:rsid="0019ba32" style:font-size-asian="20pt" style:font-weight-asian="normal" style:font-size-complex="20pt" style:font-weight-complex="normal"/>
    </style:style>
    <style:style style:name="T285" style:family="text">
      <style:text-properties style:font-name="Angelic" fo:font-size="26pt" officeooo:rsid="00832ffe" style:font-size-asian="26pt" style:font-name-complex="Angelic" style:font-size-complex="26pt"/>
    </style:style>
    <style:style style:name="T286" style:family="text">
      <style:text-properties style:font-name="Angelic" fo:font-size="20pt" officeooo:rsid="00832ffe" style:font-size-asian="20pt" style:font-name-complex="Angelic" style:font-size-complex="20pt"/>
    </style:style>
    <style:style style:name="T287" style:family="text">
      <style:text-properties style:font-name="Angelic" fo:font-size="20pt" officeooo:rsid="00832ffe" style:font-size-asian="20pt" style:font-name-complex="Mekorot-Rashi" style:font-size-complex="20pt"/>
    </style:style>
    <style:style style:name="T288" style:family="text">
      <style:text-properties style:font-name-complex="Mekorot-Rashi"/>
    </style:style>
    <style:style style:name="T289" style:family="text">
      <style:text-properties officeooo:rsid="008d9f03"/>
    </style:style>
    <style:style style:name="T290" style:family="text">
      <style:text-properties officeooo:rsid="0095a41b" style:font-name-complex="Hebrew Samaritan"/>
    </style:style>
    <style:style style:name="T291" style:family="text">
      <style:text-properties fo:font-size="40pt" style:font-size-asian="40pt" style:font-name-complex="Nachlaot" style:font-size-complex="40pt"/>
    </style:style>
    <style:style style:name="T292" style:family="text">
      <style:text-properties fo:font-size="40pt" officeooo:rsid="0021e03e" style:font-size-asian="40pt" style:font-name-complex="Nachlaot" style:font-size-complex="40pt"/>
    </style:style>
    <style:style style:name="T293" style:family="text">
      <style:text-properties fo:font-size="10.5pt" style:font-size-asian="10.5pt" style:font-size-complex="10.5pt"/>
    </style:style>
    <style:style style:name="T294" style:family="text">
      <style:text-properties style:font-name="Arial" fo:font-size="20pt" officeooo:rsid="0098d753" style:font-size-asian="20pt" style:font-name-complex="Mekorot-Rashi" style:font-size-complex="20pt"/>
    </style:style>
    <style:style style:name="T295" style:family="text">
      <style:text-properties fo:color="#009900" fo:font-size="10pt" fo:font-weight="bold" officeooo:rsid="0093c722" style:font-size-asian="10pt" style:font-weight-asian="bold" style:font-size-complex="10pt" style:font-weight-complex="bold"/>
    </style:style>
    <style:style style:name="T296" style:family="text">
      <style:text-properties fo:color="#009900" fo:font-size="10pt" fo:font-weight="bold" officeooo:rsid="008d9f03" style:font-size-asian="10pt" style:font-weight-asian="bold" style:font-size-complex="10pt" style:font-weight-complex="bold"/>
    </style:style>
    <style:style style:name="T297" style:family="text">
      <style:text-properties fo:color="#009900" fo:font-size="10.5pt" fo:font-weight="bold" officeooo:rsid="008d9f03" style:font-size-asian="10.5pt" style:font-weight-asian="bold" style:font-size-complex="10.5pt" style:font-weight-complex="bold"/>
    </style:style>
    <style:style style:name="T298" style:family="text">
      <style:text-properties fo:color="#009900" fo:font-weight="bold" style:font-weight-asian="bold" style:font-weight-complex="bold"/>
    </style:style>
    <style:style style:name="T299" style:family="text">
      <style:text-properties fo:color="#009900" fo:font-weight="bold" officeooo:rsid="008d9f03" style:font-weight-asian="bold" style:font-weight-complex="bold"/>
    </style:style>
    <style:style style:name="T300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301" style:family="text">
      <style:text-properties fo:color="#009900" fo:font-size="12pt" fo:font-weight="bold" officeooo:rsid="008d9f03" style:font-size-asian="12pt" style:font-weight-asian="bold" style:font-size-complex="12pt" style:font-weight-complex="bold"/>
    </style:style>
    <style:style style:name="T302" style:family="text">
      <style:text-properties fo:color="#009900" fo:font-size="13pt" fo:font-weight="bold" style:font-size-asian="13pt" style:font-weight-asian="bold" style:font-size-complex="13pt" style:font-weight-complex="bold"/>
    </style:style>
    <style:style style:name="T303" style:family="text">
      <style:text-properties fo:color="#009900" fo:font-size="13pt" fo:font-weight="bold" officeooo:rsid="008d9f03" style:font-size-asian="13pt" style:font-weight-asian="bold" style:font-size-complex="13pt" style:font-weight-complex="bold"/>
    </style:style>
    <style:style style:name="T304" style:family="text">
      <style:text-properties fo:color="#009900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305" style:family="text">
      <style:text-properties fo:color="#009900" style:font-name="FreeSans" fo:font-size="20pt" style:text-underline-style="none" fo:font-weight="bold" officeooo:rsid="004b9c34" style:font-size-asian="20pt" style:font-weight-asian="bold" style:font-name-complex="Ezra SIL SR" style:font-size-complex="20pt" style:language-complex="he" style:country-complex="IL" style:font-weight-complex="bold"/>
    </style:style>
    <style:style style:name="T306" style:family="text">
      <style:text-properties fo:color="#009900" style:font-name="FreeSans" fo:font-size="20pt" style:text-underline-style="none" fo:font-weight="bold" officeooo:rsid="004cb930" style:font-size-asian="20pt" style:font-weight-asian="bold" style:font-name-complex="Ezra SIL" style:font-size-complex="20pt" style:language-complex="he" style:country-complex="IL" style:font-weight-complex="bold"/>
    </style:style>
    <style:style style:name="T307" style:family="text">
      <style:text-properties fo:color="#009900" style:font-name="FreeSans" fo:font-size="20pt" style:text-underline-style="none" fo:font-weight="bold" officeooo:rsid="007fa315" style:font-size-asian="20pt" style:font-weight-asian="bold" style:font-name-complex="Ezra SIL" style:font-size-complex="20pt" style:language-complex="he" style:country-complex="IL" style:font-weight-complex="bold"/>
    </style:style>
    <style:style style:name="T308" style:family="text">
      <style:text-properties fo:color="#009900" style:font-name="FreeSans" fo:font-size="20pt" style:text-underline-style="none" fo:font-weight="bold" officeooo:rsid="0041df7b" style:font-size-asian="20pt" style:font-weight-asian="bold" style:font-name-complex="Ezra SIL" style:font-size-complex="20pt" style:language-complex="he" style:country-complex="IL" style:font-weight-complex="bold"/>
    </style:style>
    <style:style style:name="T309" style:family="text">
      <style:text-properties fo:color="#009900" style:font-name="FreeSans" fo:font-size="20pt" style:text-underline-style="none" fo:font-weight="bold" officeooo:rsid="00430324" style:font-size-asian="20pt" style:font-weight-asian="bold" style:font-name-complex="Ezra SIL" style:font-size-complex="20pt" style:language-complex="he" style:country-complex="IL" style:font-weight-complex="bold"/>
    </style:style>
    <style:style style:name="T310" style:family="text">
      <style:text-properties fo:color="#009900" style:font-name="FreeSans" fo:font-size="20pt" style:text-underline-style="none" fo:font-weight="bold" officeooo:rsid="0054be3c" style:font-size-asian="20pt" style:font-weight-asian="bold" style:font-name-complex="Ezra SIL" style:font-size-complex="20pt" style:language-complex="he" style:country-complex="IL" style:font-weight-complex="bold"/>
    </style:style>
    <style:style style:name="T311" style:family="text">
      <style:text-properties fo:color="#009900" style:font-name="FreeSans" fo:font-size="20pt" style:text-underline-style="none" fo:font-weight="bold" officeooo:rsid="00aa3d06" style:font-size-asian="20pt" style:font-weight-asian="bold" style:font-name-complex="Ezra SIL" style:font-size-complex="20pt" style:language-complex="he" style:country-complex="IL" style:font-weight-complex="bold"/>
    </style:style>
    <style:style style:name="T312" style:family="text">
      <style:text-properties fo:color="#009900" style:font-name="FreeSans" fo:font-size="20pt" fo:font-weight="bold" officeooo:rsid="005ce1fb" style:font-size-asian="20pt" style:font-weight-asian="bold" style:font-name-complex="Ezra SIL" style:font-size-complex="20pt" style:font-weight-complex="bold"/>
    </style:style>
    <style:style style:name="T313" style:family="text">
      <style:text-properties fo:color="#009900" style:font-name="FreeSans" fo:font-size="20pt" fo:font-weight="bold" officeooo:rsid="006e7882" style:font-size-asian="20pt" style:font-weight-asian="bold" style:font-name-complex="Ezra SIL" style:font-size-complex="20pt" style:font-weight-complex="bold"/>
    </style:style>
    <style:style style:name="T314" style:family="text">
      <style:text-properties fo:color="#009900" style:font-name="FreeSans" fo:font-size="20pt" fo:font-weight="bold" officeooo:rsid="005a6bf7" style:font-size-asian="20pt" style:font-weight-asian="bold" style:font-name-complex="Ezra SIL" style:font-size-complex="20pt" style:font-weight-complex="bold"/>
    </style:style>
    <style:style style:name="T315" style:family="text">
      <style:text-properties fo:color="#009900" style:font-name="FreeSans" fo:font-size="20pt" fo:font-weight="bold" officeooo:rsid="0041df7b" style:font-size-asian="20pt" style:font-weight-asian="bold" style:font-size-complex="20pt" style:font-weight-complex="bold"/>
    </style:style>
    <style:style style:name="T316" style:family="text">
      <style:text-properties fo:color="#009900" style:font-name="FreeSans" fo:font-size="11pt" fo:font-weight="bold" officeooo:rsid="008d9f03" style:font-size-asian="11pt" style:font-weight-asian="bold" style:font-name-complex="Ezra SIL" style:font-size-complex="11pt" style:language-complex="he" style:country-complex="IL" style:font-weight-complex="bold"/>
    </style:style>
    <style:style style:name="T317" style:family="text">
      <style:text-properties fo:color="#009900" style:font-name="FreeSans" fo:font-size="11pt" fo:font-weight="bold" officeooo:rsid="0054be3c" style:font-size-asian="11pt" style:font-weight-asian="bold" style:font-name-complex="Ezra SIL" style:font-size-complex="11pt" style:language-complex="he" style:country-complex="IL" style:font-weight-complex="bold"/>
    </style:style>
    <style:style style:name="T318" style:family="text">
      <style:text-properties fo:color="#009900" fo:font-size="20pt" fo:font-weight="bold" officeooo:rsid="0041df7b" style:font-size-asian="20pt" style:font-weight-asian="bold" style:font-name-complex="Ezra SIL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9" text:outline-level="1"><draw:frame draw:style-name="fr1" draw:name="graphics1" text:anchor-type="paragraph" svg:x="16.1571in" svg:y="-0.089in" svg:width="0.3445in" svg:height="0.3445in" draw:z-index="0"><draw:image xlink:href="Pictures/1000020100000064000000642ACC2A8D0B25B338.png" xlink:type="simple" xlink:show="embed" xlink:actuate="onLoad"/></draw:frame><text:span text:style-name="T80">האותיות של האבג״ד בעברית | </text:span><text:span text:style-name="T151">A Tabular Arrangement of the A</text:span><text:span text:style-name="T150">leph Bet </text:span><text:span text:style-name="T152">a</text:span><text:span text:style-name="T151">ccording to their Numerical Value<text:tab/><text:tab/><text:tab/><text:tab/></text:span><text:a xlink:type="simple" xlink:href="http://www.law.cornell.edu/uscode/17/401%28d%29.html" office:target-frame-name="_blank" xlink:show="new" text:style-name="Internet_20_link" text:visited-style-name="Visited_20_Internet_20_Link"><text:span text:style-name="T81">©</text:span></text:a><text:span text:style-name="T87">201</text:span><text:span text:style-name="T88">7 </text:span><text:span text:style-name="T81">A</text:span><text:span text:style-name="T82">haron </text:span><text:span text:style-name="T83">N.</text:span><text:span text:style-name="T81">Varady </text:span><text:span text:style-name="T84">shared</text:span><text:span text:style-name="T81"> </text:span><text:a xlink:type="simple" xlink:href="https://creativecommons.org/licenses/by/3.0/" text:style-name="Internet_20_link" text:visited-style-name="Visited_20_Internet_20_Link"><text:span text:style-name="T89">C</text:span></text:a><text:a xlink:type="simple" xlink:href="https://creativecommons.org/licenses/by/3.0/" text:style-name="Internet_20_link" text:visited-style-name="Visited_20_Internet_20_Link"><text:span text:style-name="T90">C </text:span></text:a><text:a xlink:type="simple" xlink:href="https://creativecommons.org/licenses/by/3.0/" text:style-name="Internet_20_link" text:visited-style-name="Visited_20_Internet_20_Link"><text:span text:style-name="T89">BY-</text:span></text:a><text:a xlink:type="simple" xlink:href="https://creativecommons.org/licenses/by/3.0/" text:style-name="Internet_20_link" text:visited-style-name="Visited_20_Internet_20_Link"><text:span text:style-name="T91">SA</text:span></text:a><text:a xlink:type="simple" xlink:href="https://creativecommons.org/licenses/by/3.0/" text:style-name="Internet_20_link" text:visited-style-name="Visited_20_Internet_20_Link"><text:span text:style-name="T89"> </text:span></text:a><text:a xlink:type="simple" xlink:href="https://creativecommons.org/licenses/by/3.0/" text:style-name="Internet_20_link" text:visited-style-name="Visited_20_Internet_20_Link"><text:span text:style-name="T92">4</text:span></text:a><text:a xlink:type="simple" xlink:href="https://creativecommons.org/licenses/by/3.0/" text:style-name="Internet_20_link" text:visited-style-name="Visited_20_Internet_20_Link"><text:span text:style-name="T85">.0</text:span></text:a><text:span text:style-name="T89">. </text:span><text:span text:style-name="T85">Version </text:span><text:span text:style-name="T86">4.</text:span><text:span text:style-name="T85">2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column table:style-name="Table1.I"/>
        <table:table-column table:style-name="Table1.E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32"><text:span text:style-name="T104">1</text:span><text:span text:style-name="T93"> </text:span><text:s text:c="5"/><text:span text:style-name="T200">ࠀ</text:span> <text:s text:c="3"/><text:span text:style-name="T116">א</text:span></text:p>
            <text:p text:style-name="P40"><text:span text:style-name="T286"><text:s/></text:span><text:span text:style-name="T285"><text:s/></text:span><text:span text:style-name="T111">א</text:span> <text:s text:c="2"/><text:span text:style-name="T272">א </text:span></text:p>
            <text:p text:style-name="P31"><text:span text:style-name="T100">א</text:span><text:span text:style-name="T112"> <text:s text:c="17"/></text:span><text:span text:style-name="T107">א</text:span><text:span text:style-name="T112"> <text:s text:c="16"/></text:span><text:span text:style-name="T291">א</text:span></text:p>
            <text:p text:style-name="P7"><text:span text:style-name="T253">ALEF</text:span> <text:span text:style-name="T206">אַלֶף</text:span> (<text:span text:style-name="T173">s</text:span>ilent)</text:p>
            <text:p text:style-name="P8"><text:span text:style-name="T207">אַלֶף</text:span><text:span text:style-name="T174"> <text:s/>= </text:span><text:span text:style-name="T2">tamed animal</text:span></text:p>
          </table:table-cell>
          <table:covered-table-cell/>
          <table:table-cell table:style-name="Table1.C1" table:number-columns-spanned="2" office:value-type="string">
            <text:p text:style-name="P33"><text:span text:style-name="T262">2</text:span><text:span text:style-name="T93"> <text:s text:c="5"/></text:span><text:span text:style-name="T290">ࠁ</text:span><text:span text:style-name="T93"> <text:s text:c="5"/></text:span><text:span text:style-name="T116">ב</text:span></text:p>
            <text:p text:style-name="P35"><text:span text:style-name="T294"><text:s text:c="2"/></text:span><text:span text:style-name="T287"><text:s text:c="2"/></text:span><text:span text:style-name="T205">בּ</text:span>ב <text:span text:style-name="T272">ב </text:span></text:p>
            <text:p text:style-name="P39"><text:span text:style-name="T100">בּ </text:span><text:span text:style-name="T46"><text:s text:c="5"/></text:span><text:span text:style-name="T107">ב</text:span><text:span text:style-name="T46"> <text:s text:c="5"/></text:span><text:span text:style-name="T102">בּ</text:span></text:p>
            <text:p text:style-name="P62"><text:span text:style-name="T66">B</text:span><text:span text:style-name="T255">EYT</text:span><text:span text:style-name="T245"> </text:span><text:span text:style-name="T221">בֵּית</text:span><text:span text:style-name="T245"> |</text:span> <text:span text:style-name="T206">בֵית</text:span><text:span text:style-name="T205"> </text:span><text:span text:style-name="T65">V</text:span><text:span text:style-name="T254">EYT</text:span></text:p>
            <text:p text:style-name="P10"><text:span text:style-name="T208">בֵּית</text:span><text:span text:style-name="T174"> = </text:span><text:span text:style-name="T1">house</text:span></text:p>
          </table:table-cell>
          <table:covered-table-cell/>
          <table:table-cell table:style-name="Table1.E1" office:value-type="string">
            <text:p text:style-name="P31"><text:span text:style-name="T99">3</text:span><text:span text:style-name="T93"> </text:span><text:s text:c="10"/><text:span text:style-name="T109">ࠂ</text:span> <text:s text:c="4"/><text:span text:style-name="T190">ג</text:span><text:span text:style-name="T192">ּ</text:span></text:p>
            <text:p text:style-name="P38"><text:span text:style-name="T294"><text:s/></text:span><text:span text:style-name="T287"><text:s/></text:span><text:span text:style-name="T244">גּ </text:span><text:span text:style-name="T243">ג</text:span><text:span text:style-name="T288"> <text:s text:c="2"/></text:span><text:span text:style-name="T272">ג</text:span></text:p>
            <text:p text:style-name="P31"><text:span text:style-name="T54">ג</text:span> <text:s/><text:span text:style-name="T51"><text:s text:c="11"/></text:span><text:span text:style-name="T55">ג</text:span><text:span text:style-name="T51"> <text:s text:c="11"/></text:span><text:span text:style-name="T52"><text:s/></text:span><text:span text:style-name="T53">ג</text:span></text:p>
            <text:p text:style-name="P9"><text:span text:style-name="T64">GIMMEL</text:span><text:span text:style-name="T56"> </text:span><text:span text:style-name="T57">גִּי</text:span><text:span text:style-name="T58">מ</text:span><text:span text:style-name="T62">ֵ</text:span><text:span text:style-name="T57">ל</text:span><text:span text:style-name="T56"> </text:span></text:p>
            <text:p text:style-name="P10"><text:span text:style-name="T44">גְמוּל</text:span><text:span text:style-name="T16"> </text:span><text:span text:style-name="T17">= </text:span><text:span text:style-name="T18">reward</text:span><text:span text:style-name="T15"> </text:span><text:span text:style-name="T41"><text:s/></text:span></text:p>
          </table:table-cell>
          <table:table-cell table:style-name="Table1.F1" office:value-type="string">
            <text:p text:style-name="P30"><text:span text:style-name="T99">4</text:span><text:span text:style-name="T93"> </text:span><text:s text:c="7"/><text:span text:style-name="T109">ࠃ</text:span> <text:s text:c="5"/><text:span text:style-name="T114">ד</text:span></text:p>
            <text:p text:style-name="P35"><text:span text:style-name="T263">דּ</text:span>ד <text:span text:style-name="T272">ד</text:span></text:p>
            <text:p text:style-name="P31"><text:span text:style-name="T100">ד</text:span> <text:s text:c="9"/><text:span text:style-name="T107">ד</text:span> <text:s text:c="8"/><text:span text:style-name="T102">ד</text:span></text:p>
            <text:p text:style-name="P7"><text:span text:style-name="T64">D</text:span><text:span text:style-name="T253">ALET</text:span> <text:span text:style-name="T206">דָּלֶת</text:span> </text:p>
            <text:p text:style-name="P60"><text:span text:style-name="T176"><text:s/></text:span><text:span text:style-name="T6">fish</text:span><text:span text:style-name="T2"> </text:span><text:span text:style-name="T14">= </text:span><text:span text:style-name="T209">דָג</text:span><text:span text:style-name="T176"> ; </text:span><text:span text:style-name="T1">door</text:span><text:span text:style-name="T2"> </text:span><text:span text:style-name="T14">= </text:span><text:span text:style-name="T29">דֶלֶת</text:span></text:p>
          </table:table-cell>
          <table:table-cell table:style-name="Table1.A1" office:value-type="string">
            <text:p text:style-name="P30"><text:span text:style-name="T99">5</text:span><text:span text:style-name="T93"> </text:span><text:s text:c="9"/><text:span text:style-name="T109">ࠄ</text:span> <text:s text:c="6"/><text:span text:style-name="T113">ה</text:span><text:span text:style-name="T115">ּ</text:span></text:p>
            <text:p text:style-name="P37"><text:span text:style-name="T154">הּ</text:span>ה <text:span text:style-name="T159">ה </text:span></text:p>
            <text:p text:style-name="P37"><text:span text:style-name="T100">ה</text:span><text:span text:style-name="T260"> <text:s text:c="8"/></text:span><text:span text:style-name="T107">ה</text:span><text:span text:style-name="T260"> <text:s text:c="8"/></text:span><text:span text:style-name="T102">ה</text:span></text:p>
            <text:p text:style-name="P12"><text:span text:style-name="T64">H</text:span><text:span text:style-name="T253">EY</text:span> <text:span text:style-name="T206">הֵא </text:span><text:span text:style-name="T221">| </text:span><text:span text:style-name="T248">MAPIQ HEY</text:span><text:span text:style-name="T56"> </text:span></text:p>
            <text:p text:style-name="P60"><text:span text:style-name="T1">praise </text:span><text:span text:style-name="T9">Yah</text:span><text:span text:style-name="T2"> </text:span><text:span text:style-name="T14">= </text:span><text:span text:style-name="T210">הַ</text:span><text:span text:style-name="T211">לְלוּ־יָהּ</text:span><text:span text:style-name="T189"> <text:s text:c="4"/></text:span></text:p>
          </table:table-cell>
          <table:table-cell table:style-name="Table1.C1" table:number-columns-spanned="2" office:value-type="string">
            <text:p text:style-name="P94"><text:span text:style-name="T139">6</text:span><text:span text:style-name="T142"> <text:s text:c="8"/></text:span><text:span text:style-name="T140">ࠅ</text:span><text:span text:style-name="T142"> <text:s text:c="7"/></text:span><text:span text:style-name="T143">ו</text:span></text:p>
            <text:p text:style-name="P34"><text:span text:style-name="T264"><text:s text:c="2"/></text:span><text:span text:style-name="T245">וֺ וּ </text:span>ו <text:span text:style-name="T268">ו</text:span></text:p>
            <text:p text:style-name="P31"><text:span text:style-name="T100">ו</text:span> <text:s text:c="11"/><text:span text:style-name="T107">ו</text:span> <text:s text:c="9"/><text:span text:style-name="T79"><text:s/></text:span><text:span text:style-name="T102">ו</text:span></text:p>
            <text:p text:style-name="P12"><text:span text:style-name="T64">V</text:span><text:span text:style-name="T253">AV</text:span> <text:span text:style-name="T206">וָו </text:span><text:span text:style-name="T221">| </text:span><text:span text:style-name="T246">SH</text:span><text:span text:style-name="T249">U</text:span><text:span text:style-name="T246">RUK </text:span><text:span text:style-name="T247">| ḤOLAM</text:span></text:p>
            <text:p text:style-name="P10"><text:span text:style-name="T208">וָו</text:span><text:span text:style-name="T172"> <text:s/>= </text:span><text:span text:style-name="T1">peg</text:span></text:p>
          </table:table-cell>
          <table:covered-table-cell/>
          <table:table-cell table:style-name="Table1.J1" office:value-type="string">
            <text:p text:style-name="P44"><text:span text:style-name="T99">7</text:span><text:span text:style-name="T93"> </text:span><text:s text:c="7"/><text:span text:style-name="T109">ࠆ</text:span> <text:s text:c="6"/><text:span text:style-name="T113">ז</text:span><text:span text:style-name="T116">ּ</text:span></text:p>
            <text:p text:style-name="P47"><text:span text:style-name="T272"><text:s text:c="10"/></text:span>ז <text:span text:style-name="T117"><text:s/></text:span><text:s/><text:span text:style-name="T271">ז </text:span></text:p>
            <text:p text:style-name="P45"><text:span text:style-name="T100">ז</text:span> <text:s text:c="10"/><text:span text:style-name="T107">ז</text:span> <text:s text:c="9"/><text:span text:style-name="T102">ז</text:span></text:p>
            <text:p text:style-name="P2"><text:span text:style-name="T64">Z</text:span><text:span text:style-name="T253">AYIN</text:span> <text:span text:style-name="T206">זַיִן</text:span></text:p>
            <text:p text:style-name="P4"><text:span text:style-name="T207">זַיִן</text:span><text:span text:style-name="T174"> = </text:span><text:span text:style-name="T12">weapon</text:span></text:p>
          </table:table-cell>
          <table:table-cell table:style-name="Table1.A1" table:number-columns-spanned="2" office:value-type="string">
            <text:p text:style-name="P30"><text:span text:style-name="T99">8</text:span><text:span text:style-name="T93"> </text:span><text:s text:c="8"/><text:span text:style-name="T109">ࠇ</text:span> <text:s text:c="5"/><text:span text:style-name="T113">ח</text:span></text:p>
            <text:p text:style-name="P35">ח<text:span text:style-name="T117"> </text:span><text:s/><text:span text:style-name="T271">ח </text:span></text:p>
            <text:p text:style-name="P31"><text:s/><text:span text:style-name="T100">ח</text:span> <text:s text:c="7"/><text:span text:style-name="T107">ח</text:span> <text:s text:c="7"/><text:span text:style-name="T102">ח</text:span></text:p>
            <text:p text:style-name="P7"><text:span text:style-name="T64">Ḥ</text:span><text:span text:style-name="T253">ET</text:span> <text:span text:style-name="T206">חֵית</text:span></text:p>
            <text:p text:style-name="P60"><text:span text:style-name="T21"><text:s/></text:span><text:span text:style-name="T1">wall</text:span><text:span text:style-name="T2"> </text:span><text:span text:style-name="T14">= </text:span><text:span text:style-name="T208">ח</text:span><text:span text:style-name="T212">וֹמָה</text:span></text:p>
          </table:table-cell>
          <table:covered-table-cell/>
          <table:table-cell table:style-name="Table1.M1" office:value-type="string">
            <text:p text:style-name="P30"><text:span text:style-name="T99">9</text:span><text:span text:style-name="T93"> </text:span><text:s text:c="8"/><text:span text:style-name="T109">ࠈ</text:span> <text:s text:c="7"/><text:span text:style-name="T113">ט</text:span><text:span text:style-name="T115">ּ</text:span></text:p>
            <text:p text:style-name="P35"><text:span text:style-name="T272"><text:s text:c="7"/></text:span>ט <text:s/><text:span text:style-name="T271">ט </text:span></text:p>
            <text:p text:style-name="P31"><text:span text:style-name="T177">ט</text:span> <text:s text:c="7"/><text:span text:style-name="T107">ט</text:span> <text:s text:c="9"/><text:span text:style-name="T102">ט</text:span></text:p>
            <text:p text:style-name="P7"><text:span text:style-name="T64">T</text:span><text:span text:style-name="T253">ET</text:span> <text:span text:style-name="T206">טֵית</text:span></text:p>
            <text:p text:style-name="P60"><text:span text:style-name="T174"><text:s/></text:span><text:span text:style-name="T2">good</text:span><text:span text:style-name="T22"> </text:span><text:span text:style-name="T28">= </text:span><text:span text:style-name="T30">ט</text:span><text:span text:style-name="T31">וֹ</text:span><text:span text:style-name="T30">ב</text:span></text:p>
          </table:table-cell>
        </table:table-row>
        <table:table-row>
          <table:table-cell table:style-name="Table1.A2" table:number-columns-spanned="2" office:value-type="string">
            <text:p text:style-name="P30"><text:span text:style-name="T105">10</text:span><text:span text:style-name="T93"> </text:span><text:s text:c="5"/><text:span text:style-name="T110">ࠉ</text:span> <text:s text:c="3"/><text:span text:style-name="T113">י</text:span></text:p>
            <text:p text:style-name="P35">י <text:s/><text:span text:style-name="T271">י <text:s/></text:span></text:p>
            <text:p text:style-name="P31"><text:span text:style-name="T100">י</text:span> <text:s text:c="10"/><text:span text:style-name="T50"><text:s/></text:span><text:span text:style-name="T108">י</text:span> <text:s text:c="10"/><text:span text:style-name="T102">י</text:span></text:p>
            <text:p text:style-name="P7"><text:span text:style-name="T64">Y</text:span><text:span text:style-name="T253">UD</text:span> <text:span text:style-name="T206">יוּד</text:span></text:p>
            <text:p text:style-name="P61"><text:span text:style-name="T1">hand</text:span><text:span text:style-name="T2"> </text:span><text:span text:style-name="T14">= </text:span><text:span text:style-name="T213">יָ</text:span><text:span text:style-name="T214">ד</text:span></text:p>
          </table:table-cell>
          <table:covered-table-cell/>
          <table:table-cell table:style-name="Table1.A2" table:number-columns-spanned="2" office:value-type="string">
            <text:p text:style-name="P52"><text:s/><text:span text:style-name="T99">20</text:span> <text:s text:c="4"/><text:span text:style-name="T110">ࠊ</text:span> <text:s text:c="7"/><text:span text:style-name="T113">כ</text:span> <text:s text:c="2"/><text:span text:style-name="T19"><text:s/></text:span></text:p>
            <text:p text:style-name="P56"><text:span text:style-name="T265"><text:s/></text:span><text:span text:style-name="T205">כּ</text:span>כך<text:span text:style-name="T271">כ</text:span><text:span text:style-name="T273">ך</text:span></text:p>
            <text:p text:style-name="P54"><text:span text:style-name="T100">כּך</text:span><text:span text:style-name="T77"> <text:s text:c="2"/></text:span><text:span text:style-name="T108">כך</text:span><text:span text:style-name="T77"> <text:s text:c="2"/></text:span><text:span text:style-name="T102">כ</text:span><text:span text:style-name="T291">ך</text:span><text:span text:style-name="T78"> <text:s/></text:span></text:p>
            <text:p text:style-name="P62"><text:span text:style-name="T245"><text:s/></text:span><text:span text:style-name="T67">K</text:span><text:span text:style-name="T257">AF</text:span><text:span text:style-name="T175"> </text:span><text:span text:style-name="T215">כָּף </text:span><text:span text:style-name="T221">|</text:span><text:span text:style-name="T205"> </text:span><text:span text:style-name="T215">כָף</text:span><text:span text:style-name="T165"> </text:span><text:span text:style-name="T256">KḤAF</text:span></text:p>
            <text:p text:style-name="P11"><text:span text:style-name="T210">כָּף</text:span><text:span text:style-name="T174"> = </text:span><text:span text:style-name="T1">palm, </text:span><text:span text:style-name="T3">grip</text:span></text:p>
          </table:table-cell>
          <table:covered-table-cell/>
          <table:table-cell table:style-name="Table1.E2" office:value-type="string">
            <text:p text:style-name="P52"><text:span text:style-name="T105">30</text:span> <text:s text:c="4"/><text:span text:style-name="T110">ࠋ</text:span> <text:s text:c="4"/><text:span text:style-name="T113">ל</text:span></text:p>
            <text:p text:style-name="P58"><text:span text:style-name="T272"><text:s text:c="7"/></text:span>ל <text:s/><text:span text:style-name="T271">ל</text:span><text:span text:style-name="T272"> </text:span></text:p>
            <text:p text:style-name="P55"><text:span text:style-name="T100">ל</text:span><text:span text:style-name="T46"> <text:s text:c="6"/></text:span><text:span text:style-name="T108">ל</text:span><text:span text:style-name="T46"> <text:s text:c="5"/></text:span><text:span text:style-name="T291">ל</text:span></text:p>
            <text:p text:style-name="P7"><text:span text:style-name="T64">L</text:span><text:span text:style-name="T253">AMED</text:span> <text:span text:style-name="T206">לָ</text:span><text:span text:style-name="T216">מֶ</text:span><text:span text:style-name="T206">ד</text:span></text:p>
            <text:p text:style-name="P11"><text:span text:style-name="T210">ל</text:span><text:span text:style-name="T223">ִי</text:span><text:span text:style-name="T210">מ</text:span><text:span text:style-name="T223">וּ</text:span><text:span text:style-name="T210">ד</text:span><text:span text:style-name="T174"> = </text:span><text:span text:style-name="T1">learn</text:span><text:span text:style-name="T8">ing</text:span></text:p>
          </table:table-cell>
          <table:table-cell table:style-name="Table1.F2" office:value-type="string">
            <text:p text:style-name="P52"><text:s/><text:span text:style-name="T99">40</text:span> <text:s text:c="3"/><text:span text:style-name="T110">ࠌ</text:span> <text:s text:c="3"/><text:span text:style-name="T113">מ</text:span> <text:s text:c="4"/><text:span text:style-name="T19"><text:s/></text:span></text:p>
            <text:p text:style-name="P57"><text:span text:style-name="T272"><text:s text:c="3"/></text:span>מם <text:span text:style-name="T271">מ</text:span><text:span text:style-name="T273">ם</text:span></text:p>
            <text:p text:style-name="P54"><text:span text:style-name="T100">מם</text:span><text:span text:style-name="T46"> </text:span><text:span text:style-name="T108">מם</text:span><text:span text:style-name="T48"> </text:span><text:span text:style-name="T46"><text:s/></text:span><text:span text:style-name="T102">מם</text:span></text:p>
            <text:p text:style-name="P9"><text:span text:style-name="T64">M</text:span><text:span text:style-name="T253">EM</text:span> <text:span text:style-name="T209">מֶ</text:span><text:span text:style-name="T206">ם</text:span></text:p>
            <text:p text:style-name="P11"><text:span text:style-name="T207">מַיִם</text:span><text:span text:style-name="T174"> = </text:span><text:span text:style-name="T8">w</text:span><text:span text:style-name="T1">ater</text:span></text:p>
          </table:table-cell>
          <table:table-cell table:style-name="Table1.E2" office:value-type="string">
            <text:p text:style-name="P52"><text:span text:style-name="T105">50</text:span> <text:s text:c="5"/><text:span text:style-name="T110">ࠍ</text:span> <text:s text:c="5"/><text:span text:style-name="T113">נ</text:span><text:span text:style-name="T115">ּ</text:span> <text:s text:c="6"/></text:p>
            <text:p text:style-name="P58"><text:span text:style-name="T271"><text:s text:c="3"/></text:span><text:span text:style-name="T264"><text:s text:c="2"/></text:span>נ<text:span text:style-name="T199"> </text:span>ן <text:span text:style-name="T271">נ </text:span><text:span text:style-name="T273">ן </text:span></text:p>
            <text:p text:style-name="P54"><text:span text:style-name="T100">נ ן</text:span> <text:s text:c="5"/><text:span text:style-name="T108">נ</text:span><text:span text:style-name="T237"> </text:span><text:span text:style-name="T108">ן</text:span> <text:s text:c="3"/><text:span text:style-name="T76"><text:s/></text:span><text:span text:style-name="T102">נ ן</text:span></text:p>
            <text:p text:style-name="P28"><text:span text:style-name="T187">N</text:span><text:span text:style-name="T70">ū</text:span><text:span text:style-name="T188">N</text:span><text:span text:style-name="T185"> </text:span><text:span text:style-name="T186">נוּן</text:span></text:p>
            <text:p text:style-name="P11"><text:span text:style-name="T4">fall</text:span><text:span text:style-name="T2"> </text:span><text:span text:style-name="T14">= </text:span><text:span text:style-name="T34">נָפָל</text:span><text:span text:style-name="T23"> ;</text:span><text:span text:style-name="T4"> </text:span><text:span text:style-name="T1">s</text:span><text:span text:style-name="T14">nake</text:span><text:span text:style-name="T2"> </text:span><text:span text:style-name="T14">= </text:span><text:span text:style-name="T207">נָחַשׁ</text:span></text:p>
          </table:table-cell>
          <table:table-cell table:style-name="Table1.H2" table:number-columns-spanned="2" office:value-type="string">
            <text:p text:style-name="P44"><text:span text:style-name="T105">60</text:span><text:span text:style-name="T93"> </text:span><text:s text:c="5"/><text:span text:style-name="T110">ࠎ</text:span> <text:s text:c="6"/><text:span text:style-name="T113">ס</text:span></text:p>
            <text:p text:style-name="P47"><text:span text:style-name="T272"><text:s text:c="7"/></text:span>ס <text:s/><text:span text:style-name="T271">ס </text:span></text:p>
            <text:p text:style-name="P45"><text:span text:style-name="T100">ס</text:span><text:span text:style-name="T46"> <text:s text:c="6"/></text:span><text:span text:style-name="T107">ס</text:span><text:span text:style-name="T46"> <text:s text:c="6"/></text:span><text:span text:style-name="T102">ס</text:span></text:p>
            <text:p text:style-name="P1"><text:span text:style-name="T64">S</text:span><text:span text:style-name="T253">AMEKH</text:span> <text:span text:style-name="T206">סָמֶךְ</text:span></text:p>
            <text:p text:style-name="P51"><text:span text:style-name="T8">suppor</text:span><text:span text:style-name="T13">t, fulcrum</text:span><text:span text:style-name="T2"> </text:span><text:span text:style-name="T14">= </text:span><text:span text:style-name="T33">סֶ</text:span><text:span text:style-name="T30">מֶךְ</text:span></text:p>
          </table:table-cell>
          <table:covered-table-cell/>
          <table:table-cell table:style-name="Table1.J2" office:value-type="string">
            <text:p text:style-name="P30"><text:span text:style-name="T105">70</text:span> <text:s text:c="5"/><text:span text:style-name="T110">ࠏ</text:span> <text:s text:c="5"/><text:span text:style-name="T113">ע</text:span></text:p>
            <text:p text:style-name="P35"><text:span text:style-name="T272"><text:s/></text:span><text:span text:style-name="T264"><text:s text:c="3"/></text:span>ע <text:s/><text:span text:style-name="T271">ע</text:span></text:p>
            <text:p text:style-name="P31"><text:span text:style-name="T100">ע</text:span><text:span text:style-name="T46"> <text:s text:c="6"/></text:span><text:span text:style-name="T107">ע</text:span><text:span text:style-name="T46"> <text:s text:c="6"/></text:span><text:span text:style-name="T102">ע</text:span></text:p>
            <text:p text:style-name="P7"><text:span text:style-name="T253">AYI</text:span><text:span text:style-name="T258">N</text:span><text:span text:style-name="T173"> </text:span><text:span text:style-name="T206">עַיִן</text:span> (<text:span text:style-name="T173">m</text:span>ostly <text:span text:style-name="T173">s</text:span>ilent)</text:p>
            <text:p text:style-name="P10"><text:span text:style-name="T210">עַיִן</text:span><text:span text:style-name="T174"> = </text:span><text:span text:style-name="T1">eye</text:span></text:p>
          </table:table-cell>
          <table:table-cell table:style-name="Table1.F2" table:number-columns-spanned="2" office:value-type="string">
            <text:p text:style-name="P53"><text:span text:style-name="T105">80</text:span><text:span text:style-name="T93"> </text:span><text:s text:c="6"/><text:span text:style-name="T110">ࠐ</text:span> <text:s text:c="5"/><text:span text:style-name="T190">פ</text:span><text:span text:style-name="T191">ּ</text:span> <text:s text:c="4"/></text:p>
            <text:p text:style-name="P58"><text:span text:style-name="T205">פּ</text:span>פף<text:span text:style-name="T260"> </text:span><text:span text:style-name="T271">פ</text:span><text:span text:style-name="T273">ף</text:span></text:p>
            <text:p text:style-name="P54"><text:s/><text:span text:style-name="T100">פּף </text:span><text:span text:style-name="T46"><text:s/></text:span><text:span text:style-name="T107">פף</text:span><text:span text:style-name="T47"> <text:s/></text:span><text:span text:style-name="T102">פ</text:span><text:span text:style-name="T291">ף</text:span></text:p>
            <text:p text:style-name="P62"><text:span text:style-name="T56"><text:s/></text:span><text:span text:style-name="T155">P</text:span><text:span text:style-name="T157">EH</text:span><text:span text:style-name="T56"> </text:span><text:span text:style-name="T156">פֵּא </text:span><text:span text:style-name="T63">|</text:span> <text:s/><text:span text:style-name="T206">פֵא</text:span><text:span text:style-name="T153"> </text:span><text:span text:style-name="T157">PH</text:span><text:span text:style-name="T158">EH</text:span></text:p>
            <text:p text:style-name="P63"><text:span text:style-name="T178"><text:s/></text:span><text:span text:style-name="T8">mouth</text:span><text:span text:style-name="T2"> </text:span><text:span text:style-name="T14">= </text:span><text:span text:style-name="T210">פֵּא</text:span></text:p>
          </table:table-cell>
          <table:covered-table-cell/>
          <table:table-cell table:style-name="Table1.M2" office:value-type="string">
            <text:p text:style-name="P44"><text:span text:style-name="T105">90</text:span> <text:s text:c="4"/><text:span text:style-name="T110">ࠑ</text:span> <text:s text:c="3"/><text:span text:style-name="T113">צ</text:span> <text:s text:c="4"/></text:p>
            <text:p text:style-name="P48"><text:span text:style-name="T264"><text:s text:c="2"/></text:span>צץ <text:span text:style-name="T271">צ</text:span><text:span text:style-name="T273">ץ</text:span></text:p>
            <text:p text:style-name="P45"><text:span text:style-name="T100">צץ</text:span><text:span text:style-name="T77"> <text:s text:c="2"/></text:span><text:span text:style-name="T107">צץ</text:span><text:span text:style-name="T49"> </text:span><text:span text:style-name="T77"><text:s/></text:span><text:span text:style-name="T193">צ</text:span><text:span text:style-name="T291">ץ</text:span></text:p>
            <text:p text:style-name="P3"><text:span text:style-name="T64">TS</text:span><text:span text:style-name="T253">ADI</text:span> <text:span text:style-name="T206">צָדִי</text:span></text:p>
            <text:p text:style-name="P51"><text:span text:style-name="T5">r</text:span><text:span text:style-name="T1">ighteou</text:span><text:span text:style-name="T7">s</text:span><text:span text:style-name="T2"> </text:span><text:span text:style-name="T14">= </text:span><text:span text:style-name="T29">צָדִ</text:span><text:span text:style-name="T32">יק</text:span></text:p>
          </table:table-cell>
        </table:table-row>
        <table:table-row>
          <table:table-cell table:style-name="Table1.A2" table:number-columns-spanned="2" office:value-type="string">
            <text:p text:style-name="P30"><text:span text:style-name="T105">100</text:span> <text:s text:c="5"/><text:span text:style-name="T110">ࠒ</text:span> <text:s text:c="5"/><text:span text:style-name="T113">ק</text:span></text:p>
            <text:p text:style-name="P36"><text:span text:style-name="T272"><text:s text:c="8"/></text:span>ק <text:s/><text:span text:style-name="T271">ק </text:span></text:p>
            <text:p text:style-name="P30"><text:span text:style-name="T100">ק</text:span><text:span text:style-name="T46"> <text:s text:c="7"/></text:span><text:span text:style-name="T108">ק</text:span><text:span text:style-name="T46"> <text:s text:c="4"/></text:span><text:s/><text:span text:style-name="T102">ק</text:span></text:p>
            <text:p text:style-name="P7"><text:span text:style-name="T64">Q</text:span><text:span text:style-name="T68">UF</text:span> <text:span text:style-name="T206">קוּף</text:span></text:p>
            <text:p text:style-name="P11"><text:span text:style-name="T29">קוּף</text:span><text:span text:style-name="T2"> </text:span><text:span text:style-name="T14">= </text:span><text:span text:style-name="T10">eye of </text:span><text:span text:style-name="T12">a</text:span><text:span text:style-name="T10"> </text:span><text:span text:style-name="T11">needle</text:span></text:p>
          </table:table-cell>
          <table:covered-table-cell/>
          <table:table-cell table:style-name="Table1.H2" table:number-columns-spanned="2" office:value-type="string">
            <text:p text:style-name="P95"><text:span text:style-name="T225">200</text:span><text:span text:style-name="T230"> </text:span><text:span text:style-name="T231"><text:s text:c="4"/></text:span><text:span text:style-name="T226">ࠓ</text:span><text:span text:style-name="T231"> <text:s text:c="6"/></text:span><text:span text:style-name="T232">ר</text:span></text:p>
            <text:p text:style-name="P49"><text:span text:style-name="T263"><text:s/></text:span><text:span text:style-name="T171"><text:s text:c="2"/></text:span><text:span text:style-name="T263">רּ</text:span><text:span text:style-name="T168"> </text:span>ר<text:span text:style-name="T117"> </text:span><text:span text:style-name="T271">ר </text:span></text:p>
            <text:p text:style-name="P44"><text:span text:style-name="T100">ר</text:span><text:span text:style-name="T46"> <text:s text:c="6"/></text:span><text:span text:style-name="T236">ר</text:span><text:span text:style-name="T46"> <text:s text:c="4"/></text:span><text:span text:style-name="T79"><text:s/></text:span><text:span text:style-name="T102">ר</text:span></text:p>
            <text:p text:style-name="P1"><text:span text:style-name="T64">RESH</text:span> <text:span text:style-name="T206">רֵישׁ</text:span></text:p>
            <text:p text:style-name="P5"><text:span text:style-name="T37">רֹאשׁ</text:span><text:span text:style-name="T2"> </text:span><text:span text:style-name="T14">= </text:span><text:span text:style-name="T1">head</text:span><text:span text:style-name="T166"> <text:s/></text:span></text:p>
          </table:table-cell>
          <table:covered-table-cell/>
          <table:table-cell table:style-name="Table1.H2" office:value-type="string">
            <text:p text:style-name="P94"><text:span text:style-name="T225">300</text:span><text:span text:style-name="T231"> <text:s text:c="3"/></text:span><text:span text:style-name="T226">ࠔ</text:span><text:span text:style-name="T231"> <text:s text:c="3"/></text:span><text:span text:style-name="T233">ש</text:span></text:p>
            <text:p text:style-name="P46"><text:span text:style-name="T272"><text:s text:c="3"/></text:span>שׁשׂ <text:span text:style-name="T271">ש</text:span></text:p>
            <text:p text:style-name="P94"><text:span text:style-name="T227">שׁ</text:span><text:span text:style-name="T234"> <text:s text:c="5"/></text:span><text:span text:style-name="T228">ש</text:span><text:span text:style-name="T235"> <text:s text:c="5"/></text:span><text:span text:style-name="T231"><text:s/></text:span><text:span text:style-name="T229">ש</text:span></text:p>
            <text:p text:style-name="P50"><text:span text:style-name="T64">SHIN</text:span> <text:span text:style-name="T206">שִׁין</text:span> <text:s/><text:span text:style-name="T205">| </text:span><text:span text:style-name="T57">שִׂין</text:span><text:span text:style-name="T56"> </text:span><text:span text:style-name="T64">SIN</text:span><text:span text:style-name="T56"> </text:span></text:p>
            <text:p text:style-name="P6"><text:span text:style-name="T210">שִׁין</text:span><text:span text:style-name="T174"> = </text:span><text:span text:style-name="T1">tooth</text:span></text:p>
          </table:table-cell>
          <table:table-cell table:style-name="Table1.E2" office:value-type="string">
            <text:p text:style-name="P30"><text:span text:style-name="T105">400</text:span> <text:s text:c="3"/><text:span text:style-name="T110">ࠕ</text:span> <text:s text:c="5"/><text:span text:style-name="T115">תּ</text:span></text:p>
            <text:p text:style-name="P36"><text:span text:style-name="T271"><text:s/></text:span><text:span text:style-name="T272"><text:s text:c="2"/></text:span><text:span text:style-name="T205">תּ</text:span>ת <text:span text:style-name="T271">ת</text:span></text:p>
            <text:p text:style-name="P30"><text:span text:style-name="T100">תּ</text:span><text:span text:style-name="T46"> <text:s text:c="6"/></text:span><text:span text:style-name="T108">ת</text:span><text:span text:style-name="T46"> <text:s text:c="5"/></text:span><text:s/><text:span text:style-name="T103">ת</text:span></text:p>
            <text:p text:style-name="P98"><text:span text:style-name="T66">TAHF </text:span><text:span text:style-name="T73">תָּ</text:span><text:span text:style-name="T74">ו</text:span><text:span text:style-name="T66"> </text:span><text:span text:style-name="T74">|</text:span><text:span text:style-name="T66"> </text:span><text:span text:style-name="T72">תָו</text:span><text:span text:style-name="T66"> </text:span><text:span text:style-name="T71">S</text:span><text:span text:style-name="T69">AHF</text:span></text:p>
            <text:p text:style-name="P13"><text:span text:style-name="T38">תָּ</text:span><text:span text:style-name="T39">ו</text:span><text:span text:style-name="T219"> <text:s/></text:span><text:span text:style-name="T220">= </text:span><text:span text:style-name="T202">a mark</text:span><text:span text:style-name="T21"> </text:span><text:span text:style-name="T239">(</text:span><text:span text:style-name="T240">in </text:span><text:span text:style-name="T239">Phoenician)</text:span></text:p>
          </table:table-cell>
          <table:table-cell table:style-name="Table1.G3" office:value-type="string">
            <text:p text:style-name="P85"><text:span text:style-name="T135">5</text:span><text:span text:style-name="T136">0</text:span><text:span text:style-name="T135">0</text:span><text:span text:style-name="T146"> <text:s text:c="10"/></text:span><text:span text:style-name="T147">ת״ק</text:span></text:p>
            <text:p text:style-name="P86"><text:span text:style-name="T129"><text:s/></text:span><text:span text:style-name="T141"><text:s text:c="6"/></text:span><text:span text:style-name="T269"><text:s text:c="2"/></text:span><text:span text:style-name="T144">ך</text:span><text:span text:style-name="T129"> <text:s text:c="2"/></text:span><text:span text:style-name="T133">ך <text:s/></text:span></text:p>
            <text:p text:style-name="P97"><text:span text:style-name="T100">ך <text:s text:c="4"/></text:span><text:span text:style-name="T107">ך</text:span><text:span text:style-name="T100"> <text:s text:c="4"/></text:span><text:span text:style-name="T291">ך</text:span></text:p>
            <text:p text:style-name="P26"><text:s/><text:span text:style-name="T253">KḤA</text:span><text:span text:style-name="T257">F </text:span><text:span text:style-name="T45">SOFIT</text:span><text:span text:style-name="T175"> </text:span></text:p>
            <text:p text:style-name="P84">כָף סוֹפִית</text:p>
          </table:table-cell>
          <table:table-cell table:style-name="Table1.G3" table:number-columns-spanned="2" office:value-type="string">
            <text:p text:style-name="P79"><text:span text:style-name="T106">60</text:span><text:span text:style-name="T105">0</text:span><text:span text:style-name="T282"> <text:s text:c="15"/></text:span><text:span text:style-name="T279">ת״</text:span><text:span text:style-name="T280">ר</text:span><text:span text:style-name="T278"> </text:span><text:span text:style-name="T113"><text:s text:c="2"/></text:span><text:s text:c="7"/></text:p>
            <text:p text:style-name="P82"><text:span text:style-name="T269"><text:s/></text:span><text:span text:style-name="T128">ם <text:s/></text:span><text:span text:style-name="T270">ם </text:span></text:p>
            <text:p text:style-name="P81"><text:span text:style-name="T130">ם <text:s text:c="4"/></text:span><text:span text:style-name="T132">ם</text:span><text:span text:style-name="T130"> <text:s text:c="5"/></text:span><text:span text:style-name="T131">ם</text:span></text:p>
            <text:p text:style-name="P25"><text:span text:style-name="T40">M</text:span><text:span text:style-name="T20">EM </text:span><text:span text:style-name="T24">SOFIT</text:span></text:p>
            <text:p text:style-name="P24"><text:span text:style-name="T27">מֶ</text:span><text:span text:style-name="T20">ם </text:span><text:span text:style-name="T24">סוֹפִית</text:span></text:p>
          </table:table-cell>
          <table:covered-table-cell/>
          <table:table-cell table:style-name="Table1.G3" office:value-type="string">
            <text:p text:style-name="P88"><text:span text:style-name="T106">70</text:span><text:span text:style-name="T105">0</text:span><text:span text:style-name="T278"> <text:s text:c="10"/></text:span><text:span text:style-name="T277">ת״ש</text:span></text:p>
            <text:p text:style-name="P89"><text:span text:style-name="T266"><text:s text:c="2"/></text:span><text:span text:style-name="T127">ן</text:span><text:span text:style-name="T138"> <text:s text:c="4"/></text:span><text:span text:style-name="T275">ן</text:span><text:span text:style-name="T267"> </text:span></text:p>
            <text:p text:style-name="P87"><text:span text:style-name="T100">ן</text:span> <text:s text:c="10"/><text:span text:style-name="T107">ן</text:span> <text:s text:c="12"/><text:span text:style-name="T102">ן</text:span></text:p>
            <text:p text:style-name="P23"><text:span text:style-name="T42">N</text:span><text:span text:style-name="T25">UN </text:span><text:span text:style-name="T24">SOFIT</text:span></text:p>
            <text:p text:style-name="P22"><text:span text:style-name="T35">נוּן </text:span><text:span text:style-name="T36">סוֹפִית</text:span><text:span text:style-name="T20"> </text:span></text:p>
          </table:table-cell>
          <table:table-cell table:style-name="Table1.G3" table:number-columns-spanned="2" office:value-type="string">
            <text:p text:style-name="P78"><text:span text:style-name="T106">80</text:span><text:span text:style-name="T105">0 <text:s text:c="8"/></text:span><text:span text:style-name="T278"><text:s/></text:span><text:span text:style-name="T277">ת״ת </text:span><text:span text:style-name="T276"><text:s text:c="3"/></text:span><text:span text:style-name="T283"><text:s/></text:span><text:s text:c="7"/></text:p>
            <text:p text:style-name="P83"><text:span text:style-name="T274"><text:s/></text:span><text:span text:style-name="T127">ף <text:s/></text:span><text:span text:style-name="T275">ף </text:span></text:p>
            <text:p text:style-name="P77"><text:span text:style-name="T100"><text:s/>ף <text:s text:c="3"/></text:span><text:span text:style-name="T107">ף</text:span><text:span text:style-name="T100"> <text:s text:c="5"/></text:span><text:span text:style-name="T291">ף</text:span></text:p>
            <text:p text:style-name="P25"><text:span text:style-name="T43">PH</text:span><text:span text:style-name="T26">EH </text:span><text:span text:style-name="T24">SOFIT</text:span></text:p>
            <text:p text:style-name="P80"><text:span text:style-name="T26">פֵא </text:span><text:span text:style-name="T24">סוֹפִית</text:span></text:p>
          </table:table-cell>
          <table:covered-table-cell/>
          <table:table-cell table:style-name="Table1.M3" office:value-type="string">
            <text:p text:style-name="P74"><text:span text:style-name="T137">90</text:span><text:span text:style-name="T134">0</text:span><text:span text:style-name="T278"> <text:s text:c="8"/></text:span><text:span text:style-name="T149">ת</text:span><text:span text:style-name="T281">ת</text:span><text:span text:style-name="T149">״ק </text:span><text:span text:style-name="T148"><text:s text:c="3"/></text:span><text:s text:c="7"/></text:p>
            <text:p text:style-name="P76"><text:span text:style-name="T275"><text:s/></text:span><text:span text:style-name="T127">ץ <text:s/></text:span><text:span text:style-name="T145"><text:s/></text:span><text:span text:style-name="T275">ץ </text:span></text:p>
            <text:p text:style-name="P73"><text:span text:style-name="T101">ץ <text:s text:c="4"/></text:span><text:span text:style-name="T107">ץ</text:span><text:span text:style-name="T101"> <text:s text:c="4"/></text:span><text:span text:style-name="T292">ץ</text:span></text:p>
            <text:p text:style-name="P21"><text:s/><text:span text:style-name="T64">TS</text:span><text:span text:style-name="T253">ADI </text:span><text:span text:style-name="T259">SOFIT</text:span></text:p>
            <text:p text:style-name="P75"><text:span text:style-name="T206">צָדִי </text:span><text:span text:style-name="T217">סוֹפִית</text:span> </text:p>
          </table:table-cell>
        </table:table-row>
        <table:table-row>
          <table:table-cell table:style-name="Table1.A4" table:number-columns-spanned="2" office:value-type="string">
            <text:p text:style-name="P41"><text:span text:style-name="T163">וֺ </text:span><text:span text:style-name="T162">אֹ</text:span><text:span text:style-name="T164"> <text:s/></text:span><text:span text:style-name="T315">oh</text:span><text:span text:style-name="T284"> <text:s/></text:span><text:span text:style-name="T162">אׇ</text:span></text:p>
          </table:table-cell>
          <table:covered-table-cell/>
          <table:table-cell table:style-name="Table1.A4" office:value-type="string">
            <text:p text:style-name="P93"><text:span text:style-name="T119">אַ</text:span><text:span text:style-name="T126"> </text:span><text:span text:style-name="T311">a</text:span><text:span text:style-name="T308">h</text:span></text:p>
          </table:table-cell>
          <table:table-cell table:style-name="Table1.A4" office:value-type="string">
            <text:p text:style-name="P90"><text:span text:style-name="T118">אָ</text:span><text:span text:style-name="T126"> </text:span><text:span text:style-name="T306">a</text:span><text:span text:style-name="T307">w</text:span></text:p>
          </table:table-cell>
          <table:table-cell table:style-name="Table1.A4" office:value-type="string">
            <text:p text:style-name="P71"><text:span text:style-name="T120">אָ</text:span><text:span text:style-name="T121">י</text:span><text:span text:style-name="T123"> </text:span><text:span text:style-name="T313">e</text:span><text:span text:style-name="T314">ye</text:span></text:p>
          </table:table-cell>
          <table:table-cell table:style-name="Table1.A4" office:value-type="string">
            <text:p text:style-name="P72"><text:span text:style-name="T120">אֵ</text:span><text:span text:style-name="T122"> </text:span><text:span text:style-name="T312">ey</text:span></text:p>
          </table:table-cell>
          <table:table-cell table:style-name="Table1.A4" office:value-type="string">
            <text:p text:style-name="P70"><text:span text:style-name="T194">אֶ</text:span><text:span text:style-name="T198"> </text:span><text:span text:style-name="T318">eh</text:span></text:p>
          </table:table-cell>
          <table:table-cell table:style-name="Table1.A4" table:number-columns-spanned="2" office:value-type="string">
            <text:p text:style-name="P92"><text:span text:style-name="T184"><text:s text:c="3"/></text:span><text:span text:style-name="T182">א</text:span><text:span text:style-name="T183">ְֿ</text:span><text:span text:style-name="T125"> </text:span><text:span text:style-name="T309">i</text:span><text:span text:style-name="T310">h <text:s/></text:span><text:span text:style-name="T182">אְ </text:span><text:span text:style-name="T316">s</text:span><text:span text:style-name="T317">ilent</text:span><text:span text:style-name="T179"> </text:span></text:p>
          </table:table-cell>
          <table:covered-table-cell/>
          <table:table-cell table:style-name="Table1.A4" office:value-type="string">
            <text:p text:style-name="P91"><text:span text:style-name="T182">אִ</text:span><text:span text:style-name="T180"> </text:span><text:span text:style-name="T304">ee</text:span><text:span text:style-name="T160"> <text:s/></text:span><text:span text:style-name="T161">אִי</text:span></text:p>
          </table:table-cell>
          <table:table-cell table:style-name="Table1.A4" table:number-columns-spanned="2" office:value-type="string">
            <text:p text:style-name="P42"><text:span text:style-name="T182">אֻ</text:span><text:span text:style-name="T180"> </text:span><text:span text:style-name="T304">o</text:span><text:span text:style-name="T305">o</text:span><text:span text:style-name="T181"> </text:span><text:span text:style-name="T180">וּ</text:span></text:p>
          </table:table-cell>
          <table:covered-table-cell/>
          <table:table-cell table:style-name="Table1.M4" table:number-rows-spanned="2" office:value-type="string">
            <text:p text:style-name="P96"><text:s text:c="2"/>throat <text:s text:c="6"/><text:span text:style-name="T94"><text:s text:c="4"/></text:span></text:p>
            <text:p text:style-name="P96"><text:s text:c="2"/>palate <text:s text:c="2"/><text:span text:style-name="T95"><text:s text:c="4"/></text:span></text:p>
            <text:p text:style-name="P96">tongue <text:s text:c="6"/><text:span text:style-name="T98"><text:s text:c="4"/></text:span></text:p>
            <text:p text:style-name="P96"><text:s text:c="3"/>teeth <text:s text:c="2"/><text:span text:style-name="T96"><text:s text:c="4"/></text:span></text:p>
            <text:p text:style-name="P96"><text:s text:c="6"/>lips <text:s text:c="6"/><text:span text:style-name="T97"><text:s text:c="4"/></text:span></text:p>
          </table:table-cell>
        </table:table-row>
        <table:table-row>
          <table:table-cell table:style-name="Table1.A5" office:value-type="string">
            <text:p text:style-name="P14"><text:span text:style-name="T260">Ḥ</text:span><text:span text:style-name="T300">O</text:span><text:span text:style-name="T301">H</text:span><text:span text:style-name="T260">LAM</text:span><text:span text:style-name="T169">חוֹלָ</text:span><text:span text:style-name="T170">ם</text:span></text:p>
          </table:table-cell>
          <table:table-cell table:style-name="Table1.A5" office:value-type="string">
            <text:p text:style-name="P66"><text:span text:style-name="T251">Q</text:span><text:span text:style-name="T250">AMATZ </text:span><text:span text:style-name="T252">QATAN</text:span> <text:span text:style-name="T206">קָמַץ </text:span><text:span text:style-name="T222">קָט</text:span><text:span text:style-name="T224">ָ</text:span><text:span text:style-name="T222">ן</text:span></text:p>
          </table:table-cell>
          <table:table-cell table:style-name="Table1.A5" office:value-type="string">
            <text:p text:style-name="P65"><text:span text:style-name="T195">P</text:span><text:span text:style-name="T302">A</text:span><text:span text:style-name="T303">H</text:span><text:span text:style-name="T195">TAḤ</text:span> <text:span text:style-name="T206">פַּתַח</text:span></text:p>
          </table:table-cell>
          <table:table-cell table:style-name="Table1.A5" office:value-type="string">
            <text:p text:style-name="P65"><text:span text:style-name="T261">Q</text:span><text:span text:style-name="T300">A</text:span><text:span text:style-name="T301">W</text:span><text:span text:style-name="T260">MATZ</text:span> <text:span text:style-name="T206">קָמַץ</text:span></text:p>
          </table:table-cell>
          <table:table-cell table:style-name="Table1.A5" office:value-type="string">
            <text:p text:style-name="P65"><text:span text:style-name="T196"><text:s/>Q</text:span><text:span text:style-name="T195">AMATZ </text:span><text:span text:style-name="T197">YUD</text:span></text:p>
            <text:p text:style-name="P69">קָמַץ <text:span text:style-name="T203">יוּד</text:span></text:p>
          </table:table-cell>
          <table:table-cell table:style-name="Table1.A5" office:value-type="string">
            <text:p text:style-name="P27">TS<text:span text:style-name="T298">EY</text:span>RE<text:span text:style-name="T204">Y</text:span></text:p>
            <text:p text:style-name="P68"><text:span text:style-name="T205">צֵ</text:span>ירֵי</text:p>
          </table:table-cell>
          <table:table-cell table:style-name="Table1.A5" office:value-type="string">
            <text:p text:style-name="P59">S<text:span text:style-name="T298">E</text:span><text:span text:style-name="T299">H</text:span>GOL<text:span text:style-name="T124">‎‎</text:span></text:p>
            <text:p text:style-name="P43"><text:s/>סֶגּוֹל</text:p>
          </table:table-cell>
          <table:table-cell table:style-name="Table1.A5" office:value-type="string">
            <text:p text:style-name="P15">SH<text:span text:style-name="T299">IH</text:span>VA <text:span text:style-name="T201">NA</text:span></text:p>
            <text:p text:style-name="P67">שְׁוָ<text:span text:style-name="T201">ו</text:span>א <text:span text:style-name="T201">נַע</text:span></text:p>
          </table:table-cell>
          <table:table-cell table:style-name="Table1.A5" office:value-type="string">
            <text:p text:style-name="P16"><text:span text:style-name="T298">SH</text:span><text:span text:style-name="T299">H</text:span>VA <text:span text:style-name="T201">NAḤ</text:span></text:p>
            <text:p text:style-name="P64"><text:s/><text:span text:style-name="T206">שְׁוָ</text:span><text:span text:style-name="T218">ו</text:span><text:span text:style-name="T206">א </text:span><text:span text:style-name="T218">נַח</text:span></text:p>
          </table:table-cell>
          <table:table-cell table:style-name="Table1.A5" office:value-type="string">
            <text:p text:style-name="P17">Ḥ<text:span text:style-name="T299">EE</text:span><text:span text:style-name="T289">R</text:span><text:span text:style-name="T299">EE</text:span>K</text:p>
            <text:p text:style-name="P20">חִירִיק</text:p>
          </table:table-cell>
          <table:table-cell table:style-name="Table1.A5" office:value-type="string">
            <text:p text:style-name="P18"><text:span text:style-name="T293">Q</text:span><text:span text:style-name="T297">OO</text:span><text:span text:style-name="T293">B</text:span><text:span text:style-name="T297">OO</text:span><text:span text:style-name="T293">TZ</text:span><text:span text:style-name="T167"> </text:span><text:span text:style-name="T169">קֻבּוּץ</text:span></text:p>
          </table:table-cell>
          <table:table-cell table:style-name="Table1.A5" office:value-type="string">
            <text:p text:style-name="P19"><text:span text:style-name="T238">SH</text:span><text:span text:style-name="T295">OO</text:span><text:span text:style-name="T238">R</text:span><text:span text:style-name="T296">OO</text:span><text:span text:style-name="T238">K</text:span> <text:s/><text:span text:style-name="T206">שׁוּרוּק</text:span></text:p>
          </table:table-cell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brew Samaritan" svg:font-family="'Hebrew Samaritan'"/>
    <style:font-face style:name="Mangal1" svg:font-family="Mangal"/>
    <style:font-face style:name="Alef" svg:font-family="Alef" style:font-pitch="variable"/>
    <style:font-face style:name="Angelic" svg:font-family="Angelic" style:font-pitch="variable"/>
    <style:font-face style:name="Ezra SIL" svg:font-family="'Ezra SIL'" style:font-pitch="variable"/>
    <style:font-face style:name="Ezra SIL SR" svg:font-family="'Ezra SIL SR'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Ktav Yad CLM" svg:font-family="'Ktav Yad CLM'" style:font-pitch="variable"/>
    <style:font-face style:name="Linux Biolinum" svg:font-family="'Linux Biolinum'" style:font-pitch="variable"/>
    <style:font-face style:name="Mekorot-Rashi" svg:font-family="Mekorot-Rashi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tam Ashkenaz CLM" svg:font-family="'Stam Ashkenaz CLM'" style:font-pitch="variable"/>
    <style:font-face style:name="Anka CLM" svg:font-family="'Anka CLM'" style:font-family-generic="moder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in" style:type="center"/>
          <style:tab-stop style:position="16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3T22:25:08.62</meta:creation-date>
    <dc:date>2017-02-11T04:35:13.697000000</dc:date>
    <meta:editing-duration>P3DT8H26M20S</meta:editing-duration>
    <meta:editing-cycles>127</meta:editing-cycles>
    <meta:generator>LibreOffice/5.3.0.3$Windows_X86_64 LibreOffice_project/7074905676c47b82bbcfbea1aeefc84afe1c50e1</meta:generator>
    <meta:print-date>2017-02-11T02:44:30.096000000</meta:print-date>
    <meta:document-statistic meta:table-count="1" meta:image-count="1" meta:object-count="0" meta:page-count="1" meta:paragraph-count="168" meta:word-count="480" meta:character-count="2443" meta:non-whitespace-character-count="1204"/>
  </office:meta>
</office:document-meta>
</file>